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style:text-properties style:font-name="David CLM" officeooo:rsid="02d00e5f" officeooo:paragraph-rsid="032aa1da" style:font-name-complex="David CLM"/>
    </style:style>
    <style:style style:name="P4" style:family="paragraph" style:parent-style-name="Text_20_body">
      <style:text-properties officeooo:rsid="06c719fa" officeooo:paragraph-rsid="06c719fa"/>
    </style:style>
    <style:style style:name="P5" style:family="paragraph" style:parent-style-name="Text_20_body">
      <style:text-properties officeooo:rsid="06c719fa" officeooo:paragraph-rsid="06c84355"/>
    </style:style>
    <style:style style:name="P6" style:family="paragraph" style:parent-style-name="Text_20_body">
      <style:text-properties officeooo:rsid="06c724f4" officeooo:paragraph-rsid="06c724f4"/>
    </style:style>
    <style:style style:name="P7" style:family="paragraph" style:parent-style-name="Text_20_body">
      <style:text-properties officeooo:rsid="06c91138" officeooo:paragraph-rsid="06c91138"/>
    </style:style>
    <style:style style:name="P8" style:family="paragraph" style:parent-style-name="Text_20_body">
      <style:text-properties fo:color="#000000" style:text-outline="false" style:text-line-through-style="none" style:text-line-through-type="none" style:font-name="Liberation Sans1" fo:font-size="12pt" fo:font-style="normal" fo:text-shadow="none" style:text-underline-style="none" fo:font-weight="normal" officeooo:rsid="06c91138" officeooo:paragraph-rsid="06c91138" style:letter-kerning="true" style:font-size-asian="12pt" style:font-style-asian="normal" style:font-weight-asian="normal" style:font-size-complex="12pt" style:text-emphasize="none"/>
    </style:style>
    <style:style style:name="P9" style:family="paragraph" style:parent-style-name="Text_20_body">
      <style:text-properties fo:color="#000000" style:text-outline="false" style:text-line-through-style="none" style:text-line-through-type="none" style:font-name="Liberation Sans1" fo:font-size="12pt" fo:font-style="normal" fo:text-shadow="none" style:text-underline-style="none" fo:font-weight="normal" officeooo:rsid="06c9582c" officeooo:paragraph-rsid="06c9582c" style:letter-kerning="true" style:font-size-asian="12pt" style:font-style-asian="normal" style:font-weight-asian="normal" style:font-size-complex="12pt" style:text-emphasize="none"/>
    </style:style>
    <style:style style:name="P10" style:family="paragraph" style:parent-style-name="Text_20_body">
      <style:text-properties fo:font-size="12pt" officeooo:paragraph-rsid="06ce87d6" style:font-size-asian="12pt" style:font-size-complex="12pt"/>
    </style:style>
    <style:style style:name="P11" style:family="paragraph" style:parent-style-name="Text_20_body">
      <style:text-properties fo:font-size="12pt" officeooo:rsid="06cf5c67" officeooo:paragraph-rsid="06cf5c67" style:font-size-asian="12pt" style:font-size-complex="12pt"/>
    </style:style>
    <style:style style:name="P12" style:family="paragraph" style:parent-style-name="Text_20_body">
      <style:text-properties fo:font-size="12pt" officeooo:rsid="06cf5c67" officeooo:paragraph-rsid="06d65a51" style:font-size-asian="12pt" style:font-size-complex="12pt"/>
    </style:style>
    <style:style style:name="P13" style:family="paragraph" style:parent-style-name="Text_20_body">
      <style:text-properties fo:font-size="12pt" officeooo:rsid="06cf5c67" officeooo:paragraph-rsid="06dad47b" style:font-size-asian="12pt" style:font-size-complex="12pt"/>
    </style:style>
    <style:style style:name="P14" style:family="paragraph" style:parent-style-name="Text_20_body">
      <style:text-properties fo:font-size="12pt" officeooo:rsid="06dad47b" officeooo:paragraph-rsid="06dad47b" style:font-size-asian="12pt" style:font-size-complex="12pt"/>
    </style:style>
    <style:style style:name="P15" style:family="paragraph" style:parent-style-name="Text_20_body">
      <style:text-properties fo:font-size="12pt" officeooo:rsid="06dad47b" officeooo:paragraph-rsid="06ddd44a" style:font-size-asian="12pt" style:font-size-complex="12pt"/>
    </style:style>
    <style:style style:name="P16" style:family="paragraph" style:parent-style-name="Text_20_body">
      <style:text-properties fo:font-size="12pt" officeooo:rsid="06e3d352" officeooo:paragraph-rsid="06e49912" style:font-size-asian="12pt" style:font-size-complex="12pt"/>
    </style:style>
    <style:style style:name="P17" style:family="paragraph" style:parent-style-name="Text_20_body">
      <style:text-properties officeooo:rsid="06c53028" officeooo:paragraph-rsid="06d4da9f"/>
    </style:style>
    <style:style style:name="P18" style:family="paragraph" style:parent-style-name="Text_20_body">
      <style:paragraph-properties fo:margin-top="0.1965in" fo:margin-bottom="0in" loext:contextual-spacing="false" fo:line-height="100%" fo:text-align="end" style:justify-single-word="false" style:writing-mode="rl-tb"/>
      <style:text-properties officeooo:rsid="06a8ea16" officeooo:paragraph-rsid="06af127d"/>
    </style:style>
    <style:style style:name="P19" style:family="paragraph" style:parent-style-name="Text_20_body">
      <style:paragraph-properties fo:margin-top="0.1965in" fo:margin-bottom="0in" loext:contextual-spacing="false" fo:line-height="100%" fo:text-align="end" style:justify-single-word="false" style:writing-mode="rl-tb"/>
      <style:text-properties officeooo:rsid="06ba1661" officeooo:paragraph-rsid="06ba1661"/>
    </style:style>
    <style:style style:name="P20" style:family="paragraph" style:parent-style-name="Text_20_body">
      <style:paragraph-properties fo:margin-top="0.1965in" fo:margin-bottom="0in" loext:contextual-spacing="false" fo:line-height="100%" fo:text-align="end" style:justify-single-word="false" style:writing-mode="rl-tb"/>
      <style:text-properties style:font-name="David CLM" officeooo:rsid="06af127d" officeooo:paragraph-rsid="06af127d" style:font-name-complex="David CLM"/>
    </style:style>
    <style:style style:name="P21" style:family="paragraph" style:parent-style-name="Text_20_body">
      <style:paragraph-properties fo:margin-top="0.1965in" fo:margin-bottom="0in" loext:contextual-spacing="false" fo:line-height="100%" fo:text-align="end" style:justify-single-word="false" style:writing-mode="rl-tb"/>
      <style:text-properties style:font-name="David CLM" officeooo:rsid="06bfc456" officeooo:paragraph-rsid="06bfc456" style:font-name-complex="David CLM"/>
    </style:style>
    <style:style style:name="P22" style:family="paragraph" style:parent-style-name="Text_20_body">
      <style:paragraph-properties fo:margin-top="0.1965in" fo:margin-bottom="0in" loext:contextual-spacing="false" fo:line-height="100%" fo:text-align="end" style:justify-single-word="false" style:writing-mode="rl-tb"/>
      <style:text-properties style:font-name="David CLM" officeooo:rsid="06c41734" officeooo:paragraph-rsid="06c41734" style:font-name-complex="David CLM"/>
    </style:style>
    <style:style style:name="P23" style:family="paragraph" style:parent-style-name="Heading_20_2">
      <style:paragraph-properties fo:margin-top="0.1965in" fo:margin-bottom="0in" loext:contextual-spacing="false" fo:line-height="100%" fo:text-align="end" style:justify-single-word="false" style:writing-mode="rl-tb"/>
      <style:text-properties style:font-name="David CLM" officeooo:rsid="06c53028" officeooo:paragraph-rsid="06c53028" style:font-name-complex="David CLM"/>
    </style:style>
    <style:style style:name="P24" style:family="paragraph" style:parent-style-name="Heading_20_2">
      <style:paragraph-properties fo:margin-top="0.1965in" fo:margin-bottom="0in" loext:contextual-spacing="false" fo:line-height="100%" fo:text-align="end" style:justify-single-word="false" style:writing-mode="rl-tb"/>
      <style:text-properties officeooo:rsid="06c53028" officeooo:paragraph-rsid="06d933f1"/>
    </style:style>
    <style:style style:name="P25" style:family="paragraph" style:parent-style-name="Standard">
      <style:paragraph-properties fo:margin-top="0.1965in" fo:margin-bottom="0in" loext:contextual-spacing="false" fo:line-height="100%" fo:text-align="end" style:justify-single-word="false" style:writing-mode="rl-tb"/>
      <style:text-properties style:use-window-font-color="true" style:font-name="David CLM" fo:font-size="12pt" officeooo:rsid="0712579a" officeooo:paragraph-rsid="0712579a" style:font-size-asian="12pt" style:font-name-complex="David CLM" style:font-size-complex="12pt"/>
    </style:style>
    <style:style style:name="P26" style:family="paragraph" style:parent-style-name="Default">
      <style:paragraph-properties fo:margin-top="0.1965in" fo:margin-bottom="0in" loext:contextual-spacing="false" fo:line-height="100%" fo:text-align="end" style:justify-single-word="false" style:writing-mode="rl-tb"/>
      <style:text-properties style:use-window-font-color="true" style:font-name="David CLM" fo:font-size="12pt" officeooo:rsid="06c53028" officeooo:paragraph-rsid="06d96a41" style:font-size-asian="12pt" style:font-name-complex="David CLM" style:font-size-complex="12pt"/>
    </style:style>
    <style:style style:name="P27" style:family="paragraph" style:parent-style-name="Default">
      <style:paragraph-properties fo:margin-top="0.1965in" fo:margin-bottom="0in" loext:contextual-spacing="false" fo:line-height="100%" fo:text-align="end" style:justify-single-word="false" style:writing-mode="rl-tb"/>
      <style:text-properties style:use-window-font-color="true" style:font-name="David CLM" fo:font-size="12pt" officeooo:rsid="0712579a" officeooo:paragraph-rsid="0712579a" style:font-size-asian="12pt" style:font-name-complex="David CLM" style:font-size-complex="12pt"/>
    </style:style>
    <style:style style:name="P28" style:family="paragraph" style:parent-style-name="Default">
      <style:paragraph-properties fo:margin-top="0.1965in" fo:margin-bottom="0in" loext:contextual-spacing="false" fo:line-height="100%" fo:text-align="end" style:justify-single-word="false" style:writing-mode="rl-tb"/>
      <style:text-properties style:use-window-font-color="true" style:font-name="David CLM" fo:font-size="12pt" officeooo:paragraph-rsid="0712579a" style:font-size-asian="12pt" style:font-name-complex="David CLM" style:font-size-complex="12pt"/>
    </style:style>
    <style:style style:name="P29"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rsid="06c53028" officeooo:paragraph-rsid="06d96a41" style:font-size-asian="12pt" style:font-name-complex="David CLM" style:font-size-complex="12pt"/>
    </style:style>
    <style:style style:name="P30" style:family="paragraph" style:parent-style-name="Text_20_body">
      <style:paragraph-properties fo:margin-top="0in" fo:margin-bottom="0in" loext:contextual-spacing="false" fo:line-height="100%" fo:text-align="end" style:justify-single-word="false" style:writing-mode="rl-tb"/>
      <style:text-properties style:font-name="David CLM" officeooo:rsid="06c41734" officeooo:paragraph-rsid="06c41734" style:font-name-complex="David CLM"/>
    </style:style>
    <style:style style:name="P31" style:family="paragraph" style:parent-style-name="Text_20_body">
      <style:paragraph-properties fo:margin-top="0in" fo:margin-bottom="0in" loext:contextual-spacing="false" fo:line-height="100%" fo:text-align="end" style:justify-single-word="false" style:writing-mode="rl-tb"/>
      <style:text-properties style:font-name="David CLM" officeooo:rsid="06d40822" officeooo:paragraph-rsid="06d40822" style:font-name-complex="David CLM"/>
    </style:style>
    <style:style style:name="P32" style:family="paragraph" style:parent-style-name="Text_20_body">
      <style:paragraph-properties fo:margin-top="0in" fo:margin-bottom="0in" loext:contextual-spacing="false"/>
      <style:text-properties fo:font-size="12pt" officeooo:rsid="06dd92f5" officeooo:paragraph-rsid="06e3d352" style:font-size-asian="12pt" style:font-size-complex="12pt"/>
    </style:style>
    <style:style style:name="P33" style:family="paragraph" style:parent-style-name="Text_20_body">
      <style:paragraph-properties fo:margin-top="0.0398in" fo:margin-bottom="0.0398in" loext:contextual-spacing="false" fo:line-height="100%" fo:text-align="end" style:justify-single-word="false" style:writing-mode="rl-tb"/>
      <style:text-properties style:font-name="David CLM" officeooo:rsid="06c232e4" officeooo:paragraph-rsid="06c232e4" style:font-name-complex="David CLM"/>
    </style:style>
    <style:style style:name="P34" style:family="paragraph" style:parent-style-name="Text_20_body">
      <style:paragraph-properties fo:margin-top="0.0398in" fo:margin-bottom="0.0398in" loext:contextual-spacing="false" fo:line-height="100%" fo:text-align="end" style:justify-single-word="false" style:writing-mode="rl-tb"/>
      <style:text-properties style:font-name="David CLM" officeooo:rsid="06c3590a" officeooo:paragraph-rsid="06c3590a" style:font-name-complex="David CLM"/>
    </style:style>
    <style:style style:name="P35"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6f4f6f4" style:font-size-asian="12pt" style:font-name-complex="David CLM" style:font-size-complex="12pt"/>
    </style:style>
    <style:style style:name="P36"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703062c" officeooo:paragraph-rsid="0703062c" style:font-size-asian="12pt" style:font-name-complex="David CLM" style:font-size-complex="12pt"/>
    </style:style>
    <style:style style:name="P37"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38" style:family="paragraph" style:parent-style-name="Standard">
      <style:paragraph-properties fo:margin-left="0in" fo:margin-right="0in" style:line-height-at-least="0.139in" fo:text-align="start"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39"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6eb6d06" style:letter-kerning="true" style:font-size-asian="12pt" style:font-style-asian="normal" style:font-weight-asian="normal" style:font-name-complex="David CLM" style:font-size-complex="12pt" style:text-emphasize="none"/>
    </style:style>
    <style:style style:name="P40"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703062c" officeooo:paragraph-rsid="0703062c" style:letter-kerning="true" style:font-size-asian="12pt" style:font-style-asian="normal" style:font-weight-asian="normal" style:font-name-complex="David CLM" style:font-size-complex="12pt" style:text-emphasize="none"/>
    </style:style>
    <style:style style:name="P41"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704ef7a" officeooo:paragraph-rsid="0704ef7a" style:letter-kerning="true" style:font-size-asian="12pt" style:font-style-asian="normal" style:font-weight-asian="normal" style:font-name-complex="David CLM" style:font-size-complex="12pt" style:text-emphasize="none"/>
    </style:style>
    <style:style style:name="P42" style:family="paragraph" style:parent-style-name="Default">
      <style:paragraph-properties fo:margin-left="0in" fo:margin-right="0in" style:line-height-at-least="0.139in" fo:text-align="center" style:justify-single-word="false" fo:text-indent="0in" style:auto-text-indent="false" style:writing-mode="rl-tb"/>
      <style:text-properties style:use-window-font-color="true" style:font-name="David CLM" fo:font-size="12pt" style:font-size-asian="12pt" style:font-name-complex="David CLM" style:font-size-complex="12pt"/>
    </style:style>
    <style:style style:name="P4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style:font-size-asian="12pt" style:font-name-complex="David CLM" style:font-size-complex="12pt"/>
    </style:style>
    <style:style style:name="P4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6ee2684" style:font-size-asian="12pt" style:font-name-complex="David CLM" style:font-size-complex="12pt"/>
    </style:style>
    <style:style style:name="P4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6ee575e" style:font-size-asian="12pt" style:font-name-complex="David CLM" style:font-size-complex="12pt"/>
    </style:style>
    <style:style style:name="P4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6f91ec5" style:font-size-asian="12pt" style:font-name-complex="David CLM" style:font-size-complex="12pt"/>
    </style:style>
    <style:style style:name="P4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6fd1691" style:font-size-asian="12pt" style:font-name-complex="David CLM" style:font-size-complex="12pt"/>
    </style:style>
    <style:style style:name="P4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6fe5464" style:font-size-asian="12pt" style:font-name-complex="David CLM" style:font-size-complex="12pt"/>
    </style:style>
    <style:style style:name="P4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701c22c" style:font-size-asian="12pt" style:font-name-complex="David CLM" style:font-size-complex="12pt"/>
    </style:style>
    <style:style style:name="P50" style:family="paragraph" style:parent-style-name="Default">
      <style:paragraph-properties fo:margin-left="0in" fo:margin-right="0in" style:line-height-at-least="0.139in" fo:text-align="start"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5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5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bold" officeooo:rsid="070d2357" officeooo:paragraph-rsid="070d2357" style:letter-kerning="true" style:font-size-asian="12pt" style:font-style-asian="normal" style:font-weight-asian="bold" style:font-name-complex="David CLM" style:font-size-complex="12pt" style:text-emphasize="none"/>
    </style:style>
    <style:style style:name="P5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11% 100%" style:font-name="David CLM" fo:font-size="12pt" fo:font-style="normal" fo:text-shadow="none" style:text-underline-style="none" fo:font-weight="normal" officeooo:rsid="06fd1691" officeooo:paragraph-rsid="06f91ec5" style:letter-kerning="true" style:font-size-asian="12pt" style:font-style-asian="normal" style:font-weight-asian="normal" style:font-name-complex="David CLM" style:font-size-complex="12pt" style:text-emphasize="none"/>
    </style:style>
    <style:style style:name="P54"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font-name="David CLM" fo:font-size="12pt" style:font-size-asian="12pt" style:font-name-complex="David CLM" style:font-size-complex="12pt"/>
    </style:style>
    <style:style style:name="P55"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font-name="David CLM" fo:font-size="12pt" officeooo:paragraph-rsid="06ee2684" style:font-size-asian="12pt" style:font-name-complex="David CLM" style:font-size-complex="12pt"/>
    </style:style>
    <style:style style:name="P56" style:family="paragraph" style:parent-style-name="Default">
      <style:paragraph-properties fo:margin-left="0in" fo:margin-right="0in" style:line-height-at-least="0.139in" fo:text-align="center" style:justify-single-word="false" fo:text-indent="0in" style:auto-text-indent="false" style:writing-mode="lr-tb"/>
      <style:text-properties style:use-window-font-color="true" style:font-name="David CLM" fo:font-size="12pt" style:font-size-asian="12pt" style:font-name-complex="David CLM" style:font-size-complex="12pt"/>
    </style:style>
    <style:style style:name="P57" style:family="paragraph" style:parent-style-name="Default">
      <style:paragraph-properties fo:margin-left="0in" fo:margin-right="0in" style:line-height-at-least="0.139in" fo:text-align="center" style:justify-single-word="false" fo:text-indent="0in" style:auto-text-indent="false" style:writing-mode="lr-tb"/>
      <style:text-properties style:use-window-font-color="true" style:font-name="David CLM" fo:font-size="12pt" officeooo:paragraph-rsid="06ee2684" style:font-size-asian="12pt" style:font-name-complex="David CLM" style:font-size-complex="12pt"/>
    </style:style>
    <style:style style:name="P58"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59" style:family="paragraph" style:parent-style-name="Default_7e_LT_7e_Gliederung_20_1">
      <style:paragraph-properties fo:text-align="end" style:justify-single-word="false" style:writing-mode="rl-tb"/>
      <style:text-properties style:use-window-font-color="true" style:font-name="David CLM" fo:font-size="12pt" style:font-size-asian="12pt" style:font-name-complex="David CLM" style:font-size-complex="12pt"/>
    </style:style>
    <style:style style:name="P60" style:family="paragraph" style:parent-style-name="Default_7e_LT_7e_Gliederung_20_1">
      <style:paragraph-properties fo:text-align="end" style:justify-single-word="false" style:writing-mode="rl-tb"/>
      <style:text-properties style:use-window-font-color="true" style:font-name="David CLM" fo:font-size="12pt" officeooo:paragraph-rsid="0707322e" style:font-size-asian="12pt" style:font-name-complex="David CLM" style:font-size-complex="12pt"/>
    </style:style>
    <style:style style:name="P61" style:family="paragraph" style:parent-style-name="Heading_20_2">
      <style:paragraph-properties fo:line-height="100%" fo:text-align="end" style:justify-single-word="false" style:writing-mode="rl-tb"/>
      <style:text-properties style:font-name="David CLM" officeooo:rsid="071ebc14" officeooo:paragraph-rsid="071ebc14" style:font-name-complex="David CLM"/>
    </style:style>
    <style:style style:name="P62" style:family="paragraph" style:parent-style-name="Text_20_body">
      <style:paragraph-properties fo:margin-top="0.0791in" fo:margin-bottom="0.1366in" loext:contextual-spacing="false"/>
      <style:text-properties style:use-window-font-color="true" style:font-name="David CLM" fo:font-size="12pt" officeooo:rsid="06d933f1" officeooo:paragraph-rsid="06d933f1" style:font-size-asian="12pt" style:font-name-complex="David CLM" style:font-size-complex="12pt"/>
    </style:style>
    <style:style style:name="P63" style:family="paragraph" style:parent-style-name="Text_20_body">
      <style:paragraph-properties fo:margin-top="0.0791in" fo:margin-bottom="0.1366in" loext:contextual-spacing="false"/>
      <style:text-properties style:use-window-font-color="true" style:font-name="David CLM" fo:font-size="12pt" officeooo:paragraph-rsid="06ecc75e" style:font-size-asian="12pt" style:font-name-complex="David CLM" style:font-size-complex="12pt"/>
    </style:style>
    <style:style style:name="P64" style:family="paragraph" style:parent-style-name="Text_20_body">
      <style:paragraph-properties fo:margin-top="0.0791in" fo:margin-bottom="0.1366in" loext:contextual-spacing="false"/>
      <style:text-properties style:use-window-font-color="true" style:text-outline="false" style:text-line-through-style="none" style:text-line-through-type="none" style:font-name="David CLM" fo:font-size="12pt" fo:font-style="normal" fo:text-shadow="none" style:text-underline-style="none" fo:font-weight="normal" officeooo:rsid="06ecc75e" officeooo:paragraph-rsid="06eb6d06" style:letter-kerning="true" style:font-size-asian="12pt" style:font-style-asian="normal" style:font-weight-asian="normal" style:font-name-complex="David CLM" style:font-size-complex="12pt" style:text-emphasize="none"/>
    </style:style>
    <style:style style:name="P65" style:family="paragraph" style:parent-style-name="Heading_20_2">
      <style:paragraph-properties fo:line-height="100%"/>
      <style:text-properties style:font-name="David CLM" officeooo:paragraph-rsid="0712579a" style:font-name-complex="David CLM"/>
    </style:style>
    <style:style style:name="P66" style:family="paragraph" style:parent-style-name="Heading_20_2">
      <style:paragraph-properties fo:line-height="100%" fo:text-align="start" style:justify-single-word="false" style:writing-mode="lr-tb"/>
      <style:text-properties style:font-name="David CLM" officeooo:rsid="071ebc14" officeooo:paragraph-rsid="071ebc14" style:font-name-complex="David CLM"/>
    </style:style>
    <style:style style:name="P67" style:family="paragraph" style:parent-style-name="Text_20_body" style:list-style-name="L11">
      <style:text-properties officeooo:rsid="06b26c4a" officeooo:paragraph-rsid="06b26c4a"/>
    </style:style>
    <style:style style:name="P68" style:family="paragraph" style:parent-style-name="Text_20_body" style:list-style-name="L11">
      <style:text-properties officeooo:rsid="06b0b59c" officeooo:paragraph-rsid="06b24418"/>
    </style:style>
    <style:style style:name="P69" style:family="paragraph" style:parent-style-name="Text_20_body" style:list-style-name="L11">
      <style:text-properties officeooo:rsid="06b0b59c" officeooo:paragraph-rsid="06b0b59c"/>
    </style:style>
    <style:style style:name="P70" style:family="paragraph" style:parent-style-name="Text_20_body" style:list-style-name="L11">
      <style:text-properties officeooo:rsid="06b24418" officeooo:paragraph-rsid="06b24418"/>
    </style:style>
    <style:style style:name="P71" style:family="paragraph" style:parent-style-name="Text_20_body" style:list-style-name="L11">
      <style:text-properties officeooo:rsid="06b433b8" officeooo:paragraph-rsid="06b433b8"/>
    </style:style>
    <style:style style:name="P72" style:family="paragraph" style:parent-style-name="Text_20_body" style:list-style-name="L11">
      <style:text-properties officeooo:rsid="04398b9b" officeooo:paragraph-rsid="072bfef1"/>
    </style:style>
    <style:style style:name="P73" style:family="paragraph" style:parent-style-name="Text_20_body" style:list-style-name="L1">
      <style:paragraph-properties fo:margin-top="0.0398in" fo:margin-bottom="0.0398in" loext:contextual-spacing="false" fo:line-height="100%" fo:text-align="end" style:justify-single-word="false" style:writing-mode="rl-tb"/>
      <style:text-properties style:font-name="David CLM" officeooo:rsid="06bfc456" officeooo:paragraph-rsid="06bfc456" style:font-name-complex="David CLM"/>
    </style:style>
    <style:style style:name="P74" style:family="paragraph" style:parent-style-name="Text_20_body" style:list-style-name="L1">
      <style:paragraph-properties fo:margin-top="0.0398in" fo:margin-bottom="0.0398in" loext:contextual-spacing="false" fo:line-height="100%" fo:text-align="end" style:justify-single-word="false" style:writing-mode="rl-tb"/>
      <style:text-properties style:font-name="David CLM" officeooo:rsid="06c1ed43" officeooo:paragraph-rsid="06c1ed43" style:font-name-complex="David CLM"/>
    </style:style>
    <style:style style:name="P75" style:family="paragraph" style:parent-style-name="Text_20_body" style:list-style-name="L2">
      <style:paragraph-properties fo:margin-top="0in" fo:margin-bottom="0in" loext:contextual-spacing="false" fo:line-height="100%" fo:text-align="end" style:justify-single-word="false" style:writing-mode="rl-tb"/>
      <style:text-properties style:font-name="David CLM" officeooo:rsid="06c41734" officeooo:paragraph-rsid="06c41734" style:font-name-complex="David CLM"/>
    </style:style>
    <style:style style:name="P76" style:family="paragraph" style:parent-style-name="Text_20_body" style:list-style-name="L3">
      <style:paragraph-properties fo:margin-top="0in" fo:margin-bottom="0in" loext:contextual-spacing="false" fo:line-height="100%" fo:text-align="end" style:justify-single-word="false" style:writing-mode="rl-tb"/>
      <style:text-properties officeooo:paragraph-rsid="06d40822"/>
    </style:style>
    <style:style style:name="P77" style:family="paragraph" style:parent-style-name="Text_20_body" style:list-style-name="L3">
      <style:paragraph-properties fo:margin-top="0in" fo:margin-bottom="0in" loext:contextual-spacing="false" fo:line-height="100%" fo:text-align="end" style:justify-single-word="false" style:writing-mode="rl-tb"/>
      <style:text-properties officeooo:rsid="06d40822" officeooo:paragraph-rsid="06d40822"/>
    </style:style>
    <style:style style:name="P78" style:family="paragraph" style:parent-style-name="Text_20_body" style:list-style-name="L4">
      <style:paragraph-properties fo:margin-top="0in" fo:margin-bottom="0in" loext:contextual-spacing="false"/>
      <style:text-properties fo:color="#000000" style:text-outline="false" style:text-line-through-style="none" style:text-line-through-type="none" style:font-name="Liberation Sans1" fo:font-size="12pt" fo:font-style="normal" fo:text-shadow="none" style:text-underline-style="none" fo:font-weight="normal" officeooo:rsid="06e3d352" officeooo:paragraph-rsid="06e3d352" style:letter-kerning="true" style:font-size-asian="12pt" style:font-style-asian="normal" style:font-weight-asian="normal" style:font-size-complex="12pt" style:text-emphasize="none"/>
    </style:style>
    <style:style style:name="P79" style:family="paragraph" style:parent-style-name="Text_20_body" style:list-style-name="L4">
      <style:paragraph-properties fo:margin-top="0in" fo:margin-bottom="0in" loext:contextual-spacing="false"/>
      <style:text-properties fo:font-size="12pt" officeooo:rsid="06e3d352" officeooo:paragraph-rsid="06e49912" style:font-size-asian="12pt" style:font-size-complex="12pt"/>
    </style:style>
    <style:style style:name="P80" style:family="paragraph" style:parent-style-name="Text_20_body" style:list-style-name="L4">
      <style:paragraph-properties fo:margin-top="0in" fo:margin-bottom="0in" loext:contextual-spacing="false"/>
      <style:text-properties fo:font-size="12pt" officeooo:rsid="06e3d352" officeooo:paragraph-rsid="06e3d352" style:font-size-asian="12pt" style:font-size-complex="12pt"/>
    </style:style>
    <style:style style:name="P81" style:family="paragraph" style:parent-style-name="Text_20_body" style:list-style-name="L4">
      <style:paragraph-properties fo:margin-top="0in" fo:margin-bottom="0in" loext:contextual-spacing="false"/>
      <style:text-properties fo:font-size="12pt" officeooo:rsid="06e49912" officeooo:paragraph-rsid="06e49912" style:font-size-asian="12pt" style:font-size-complex="12pt"/>
    </style:style>
    <style:style style:name="P82" style:family="paragraph" style:parent-style-name="Text_20_body" style:list-style-name="L12">
      <style:paragraph-properties fo:margin-top="0in" fo:margin-bottom="0in" loext:contextual-spacing="false" fo:line-height="100%" fo:text-align="start" style:justify-single-word="false" style:writing-mode="lr-tb"/>
      <style:text-properties officeooo:paragraph-rsid="072b0674"/>
    </style:style>
    <style:style style:name="P83" style:family="paragraph" style:parent-style-name="Text_20_body" style:list-style-name="L12">
      <style:paragraph-properties fo:margin-top="0in" fo:margin-bottom="0in" loext:contextual-spacing="false" fo:line-height="100%" fo:text-align="start" style:justify-single-word="false" style:writing-mode="lr-tb"/>
      <style:text-properties officeooo:paragraph-rsid="072b759b"/>
    </style:style>
    <style:style style:name="P84" style:family="paragraph" style:parent-style-name="Text_20_body" style:list-style-name="L10">
      <style:paragraph-properties fo:line-height="100%" fo:text-align="end" style:justify-single-word="false" style:writing-mode="rl-tb"/>
      <style:text-properties officeooo:rsid="06ad59d3" officeooo:paragraph-rsid="06ad59d3"/>
    </style:style>
    <style:style style:name="P85" style:family="paragraph" style:parent-style-name="Text_20_body" style:list-style-name="L10">
      <style:paragraph-properties fo:line-height="100%" fo:text-align="end" style:justify-single-word="false" style:writing-mode="rl-tb"/>
      <style:text-properties style:font-name="David CLM" officeooo:rsid="06a885f0" officeooo:paragraph-rsid="06a885f0" style:font-name-complex="David CLM"/>
    </style:style>
    <style:style style:name="P86" style:family="paragraph" style:parent-style-name="Heading_20_1">
      <style:paragraph-properties fo:margin-top="0.1965in" fo:margin-bottom="0in" loext:contextual-spacing="false" fo:line-height="100%" fo:text-align="end" style:justify-single-word="false" style:writing-mode="rl-tb"/>
      <style:text-properties style:font-name="David CLM" officeooo:rsid="06a885f0" officeooo:paragraph-rsid="06a885f0" style:font-name-complex="David CLM"/>
    </style:style>
    <style:style style:name="P87" style:family="paragraph" style:parent-style-name="Default" style:list-style-name="L5">
      <style:paragraph-properties style:line-height-at-least="0.139in" fo:text-align="end" style:justify-single-word="false" style:writing-mode="rl-tb"/>
    </style:style>
    <style:style style:name="P88" style:family="paragraph" style:parent-style-name="Default" style:list-style-name="L5">
      <style:paragraph-properties style:line-height-at-least="0.139in" fo:text-align="end" style:justify-single-word="false" style:writing-mode="rl-tb"/>
      <style:text-properties officeooo:paragraph-rsid="06f4f6f4"/>
    </style:style>
    <style:style style:name="P89" style:family="paragraph" style:parent-style-name="Default" style:list-style-name="L6">
      <style:paragraph-properties style:line-height-at-least="0.139in" fo:text-align="end" style:justify-single-word="false" style:writing-mode="rl-tb"/>
      <style:text-properties officeooo:paragraph-rsid="0703062c"/>
    </style:style>
    <style:style style:name="P90" style:family="paragraph" style:parent-style-name="Default" style:list-style-name="L6">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703062c" style:letter-kerning="true" style:font-size-asian="12pt" style:font-style-asian="normal" style:font-weight-asian="normal" style:font-name-complex="David CLM" style:font-size-complex="12pt" style:text-emphasize="none"/>
    </style:style>
    <style:style style:name="P91" style:family="paragraph" style:parent-style-name="Default" style:list-style-name="L6">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704ef7a" style:letter-kerning="true" style:font-size-asian="12pt" style:font-style-asian="normal" style:font-weight-asian="normal" style:font-name-complex="David CLM" style:font-size-complex="12pt" style:text-emphasize="none"/>
    </style:style>
    <style:style style:name="P92" style:family="paragraph" style:parent-style-name="Default" style:list-style-name="L5">
      <style:paragraph-properties style:line-height-at-least="0.139in" fo:text-align="start" style:justify-single-word="false" style:writing-mode="lr-tb"/>
      <style:text-properties officeooo:paragraph-rsid="06f4f6f4"/>
    </style:style>
    <style:style style:name="P93" style:family="paragraph" style:parent-style-name="Default" style:list-style-name="L7">
      <style:paragraph-properties fo:margin-top="0in" fo:margin-bottom="0in" loext:contextual-spacing="false" fo:line-height="100%" fo:text-align="end" style:justify-single-word="false" style:writing-mode="rl-tb"/>
      <style:text-properties officeooo:paragraph-rsid="0704ef7a"/>
    </style:style>
    <style:style style:name="P94" style:family="paragraph" style:parent-style-name="Default" style:list-style-name="L7">
      <style:paragraph-properties fo:margin-top="0in" fo:margin-bottom="0in" loext:contextual-spacing="false" fo:line-height="100%" fo:text-align="end" style:justify-single-word="false" style:writing-mode="rl-tb"/>
      <style:text-properties officeooo:paragraph-rsid="070f4281"/>
    </style:style>
    <style:style style:name="P95" style:family="paragraph" style:parent-style-name="Heading_20_3" style:list-style-name="L12">
      <style:paragraph-properties fo:line-height="100%" fo:text-align="start" style:justify-single-word="false" style:writing-mode="lr-tb"/>
      <style:text-properties officeooo:paragraph-rsid="071ebc14"/>
    </style:style>
    <style:style style:name="P96" style:family="paragraph" style:parent-style-name="Heading_20_3" style:list-style-name="L12">
      <style:paragraph-properties fo:line-height="100%" fo:text-align="start" style:justify-single-word="false" style:writing-mode="lr-tb"/>
      <style:text-properties officeooo:paragraph-rsid="0725b4c7"/>
    </style:style>
    <style:style style:name="P97" style:family="paragraph" style:parent-style-name="Heading_20_3">
      <style:paragraph-properties fo:line-height="100%" fo:text-align="start" style:justify-single-word="false" style:writing-mode="lr-tb"/>
      <style:text-properties style:font-name="David CLM" fo:font-weight="normal" officeooo:rsid="0725b4c7" officeooo:paragraph-rsid="0725b4c7" style:font-weight-asian="normal" style:font-name-complex="David CLM" style:font-weight-complex="normal"/>
    </style:style>
    <style:style style:name="P98" style:family="paragraph" style:parent-style-name="Heading_20_3" style:list-style-name="L12">
      <style:paragraph-properties fo:margin-top="0in" fo:margin-bottom="0in" loext:contextual-spacing="false" fo:line-height="100%" fo:text-align="start" style:justify-single-word="false" style:writing-mode="lr-tb"/>
      <style:text-properties style:font-name="David CLM" fo:font-weight="normal" officeooo:rsid="072b0674" officeooo:paragraph-rsid="072b0674" style:font-weight-asian="normal" style:font-name-complex="David CLM" style:font-weight-complex="normal"/>
    </style:style>
    <style:style style:name="P99" style:family="paragraph" style:parent-style-name="Default_7e_LT_7e_Gliederung_20_1" style:list-style-name="L8">
      <style:paragraph-properties fo:text-align="end" style:justify-single-word="false" style:writing-mode="rl-tb"/>
      <style:text-properties officeooo:paragraph-rsid="0705a374"/>
    </style:style>
    <style:style style:name="P100" style:family="paragraph" style:parent-style-name="Default_7e_LT_7e_Gliederung_20_1" style:list-style-name="L9">
      <style:paragraph-properties fo:text-align="end" style:justify-single-word="false" style:writing-mode="rl-tb"/>
      <style:text-properties officeooo:paragraph-rsid="0707322e"/>
    </style:style>
    <style:style style:name="T1" style:family="text">
      <style:text-properties style:text-position="9% 100%" style:font-name="Liberation Sans1" fo:font-size="12pt" style:font-size-asian="12pt" style:font-name-complex="David CLM" style:font-size-complex="12pt"/>
    </style:style>
    <style:style style:name="T2" style:family="text">
      <style:text-properties style:text-position="9% 100%" style:font-name="Liberation Sans1" fo:font-size="12pt" officeooo:rsid="069c3f25" style:font-size-asian="12pt" style:font-name-complex="David CLM" style:font-size-complex="12pt"/>
    </style:style>
    <style:style style:name="T3" style:family="text">
      <style:text-properties style:text-position="9% 100%" style:font-name="Liberation Sans1" fo:font-size="12pt" officeooo:rsid="06aac744" style:font-size-asian="12pt" style:font-name-complex="David CLM" style:font-size-complex="12pt"/>
    </style:style>
    <style:style style:name="T4" style:family="text">
      <style:text-properties style:text-position="9% 100%" style:font-name="Liberation Sans1" fo:font-size="12pt" officeooo:rsid="06ab04b6" style:font-size-asian="12pt" style:font-name-complex="David CLM" style:font-size-complex="12pt"/>
    </style:style>
    <style:style style:name="T5" style:family="text">
      <style:text-properties style:text-position="9% 100%" style:font-name="Liberation Sans1" fo:font-size="12pt" officeooo:rsid="06accab9" style:font-size-asian="12pt" style:font-name-complex="David CLM" style:font-size-complex="12pt"/>
    </style:style>
    <style:style style:name="T6" style:family="text">
      <style:text-properties style:text-position="9% 100%" style:font-name="Liberation Sans1" fo:font-size="12pt" officeooo:rsid="06ad59d3" style:font-size-asian="12pt" style:font-name-complex="David CLM" style:font-size-complex="12pt"/>
    </style:style>
    <style:style style:name="T7" style:family="text">
      <style:text-properties style:text-position="9% 100%" style:font-name="Liberation Sans1" fo:font-size="12pt" officeooo:rsid="06b589af" style:font-size-asian="12pt" style:font-name-complex="David CLM" style:font-size-complex="12pt"/>
    </style:style>
    <style:style style:name="T8" style:family="text">
      <style:text-properties style:text-position="9% 100%" style:font-name="Liberation Sans1" fo:font-size="12pt" officeooo:rsid="06b59f08" style:font-size-asian="12pt" style:font-name-complex="David CLM" style:font-size-complex="12pt"/>
    </style:style>
    <style:style style:name="T9" style:family="text">
      <style:text-properties style:text-position="9% 100%" style:font-name="Liberation Sans1" fo:font-size="12pt" officeooo:rsid="06b76c8a" style:font-size-asian="12pt" style:font-name-complex="David CLM" style:font-size-complex="12pt"/>
    </style:style>
    <style:style style:name="T10" style:family="text">
      <style:text-properties style:font-name="David CLM" style:font-name-complex="David CLM"/>
    </style:style>
    <style:style style:name="T11" style:family="text">
      <style:text-properties style:font-name="David CLM" officeooo:rsid="06a885f0" style:font-name-complex="David CLM"/>
    </style:style>
    <style:style style:name="T12" style:family="text">
      <style:text-properties style:font-name="David CLM" officeooo:rsid="06af127d" style:font-name-complex="David CLM"/>
    </style:style>
    <style:style style:name="T13" style:family="text">
      <style:text-properties style:font-name="David CLM" officeooo:rsid="06ba8bd6" style:font-name-complex="David CLM"/>
    </style:style>
    <style:style style:name="T14" style:family="text">
      <style:text-properties style:font-name="David CLM" officeooo:rsid="06bab42b" style:font-name-complex="David CLM"/>
    </style:style>
    <style:style style:name="T15" style:family="text">
      <style:text-properties style:font-name="David CLM" officeooo:rsid="06bab99a" style:font-name-complex="David CLM"/>
    </style:style>
    <style:style style:name="T16" style:family="text">
      <style:text-properties style:font-name="David CLM" officeooo:rsid="06d40822" style:font-name-complex="David CLM"/>
    </style:style>
    <style:style style:name="T17" style:family="text">
      <style:text-properties style:font-name="David CLM" officeooo:rsid="06d933f1" style:font-name-complex="David CLM"/>
    </style:style>
    <style:style style:name="T18" style:family="text">
      <style:text-properties style:font-name="David CLM" fo:font-style="italic" style:font-style-asian="italic" style:font-name-complex="David CLM" style:font-style-complex="italic"/>
    </style:style>
    <style:style style:name="T19" style:family="text">
      <style:text-properties style:font-name="David CLM" fo:font-style="italic" officeooo:rsid="06d40822" style:font-style-asian="italic" style:font-name-complex="David CLM" style:font-style-complex="italic"/>
    </style:style>
    <style:style style:name="T20" style:family="text">
      <style:text-properties style:font-name="David CLM" fo:font-weight="normal" officeooo:rsid="07209f00" style:font-weight-asian="normal" style:font-name-complex="David CLM" style:font-weight-complex="normal"/>
    </style:style>
    <style:style style:name="T21" style:family="text">
      <style:text-properties style:font-name="David CLM" fo:font-weight="normal" officeooo:rsid="0722200f" style:font-weight-asian="normal" style:font-name-complex="David CLM" style:font-weight-complex="normal"/>
    </style:style>
    <style:style style:name="T22" style:family="text">
      <style:text-properties style:font-name="David CLM" fo:font-weight="normal" officeooo:rsid="071ebc14" style:font-weight-asian="normal" style:font-name-complex="David CLM" style:font-weight-complex="normal"/>
    </style:style>
    <style:style style:name="T23" style:family="text">
      <style:text-properties style:font-name="David CLM" fo:font-weight="normal" officeooo:rsid="0725b4c7" style:font-weight-asian="normal" style:font-name-complex="David CLM" style:font-weight-complex="normal"/>
    </style:style>
    <style:style style:name="T24" style:family="text">
      <style:text-properties style:font-name="David CLM" fo:font-weight="normal" officeooo:rsid="072b0674" style:font-weight-asian="normal" style:font-name-complex="David CLM" style:font-weight-complex="normal"/>
    </style:style>
    <style:style style:name="T25" style:family="text">
      <style:text-properties style:font-name="David CLM" fo:font-weight="normal" officeooo:rsid="072b759b" style:font-weight-asian="normal" style:font-name-complex="David CLM" style:font-weight-complex="normal"/>
    </style:style>
    <style:style style:name="T26" style:family="text">
      <style:text-properties style:font-name="David CLM" fo:font-weight="bold" officeooo:rsid="0725b4c7" style:font-weight-asian="normal" style:font-name-complex="David CLM" style:font-weight-complex="normal"/>
    </style:style>
    <style:style style:name="T27" style:family="text">
      <style:text-properties style:font-name="David CLM" fo:font-weight="bold" officeooo:rsid="072b0674" style:font-weight-asian="normal" style:font-name-complex="David CLM" style:font-weight-complex="normal"/>
    </style:style>
    <style:style style:name="T28" style:family="text">
      <style:text-properties officeooo:rsid="06b433b8"/>
    </style:style>
    <style:style style:name="T29" style:family="text">
      <style:text-properties officeooo:rsid="06bfc456"/>
    </style:style>
    <style:style style:name="T30" style:family="text">
      <style:text-properties officeooo:rsid="06c10f36"/>
    </style:style>
    <style:style style:name="T31" style:family="text">
      <style:text-properties officeooo:rsid="06c32b5e"/>
    </style:style>
    <style:style style:name="T32" style:family="text">
      <style:text-properties fo:font-style="italic" style:font-style-asian="italic" style:font-style-complex="italic"/>
    </style:style>
    <style:style style:name="T33" style:family="text">
      <style:text-properties fo:font-style="italic" officeooo:rsid="06c53a8e" style:font-style-asian="italic" style:font-style-complex="italic"/>
    </style:style>
    <style:style style:name="T34" style:family="text">
      <style:text-properties fo:font-style="italic" officeooo:rsid="07139842" style:font-style-asian="italic" style:font-style-complex="italic"/>
    </style:style>
    <style:style style:name="T35" style:family="text">
      <style:text-properties fo:font-weight="bold" style:font-weight-asian="bold" style:font-weight-complex="bold"/>
    </style:style>
    <style:style style:name="T36" style:family="text">
      <style:text-properties fo:font-weight="bold" officeooo:rsid="06c724f4" style:font-weight-asian="bold" style:font-weight-complex="bold"/>
    </style:style>
    <style:style style:name="T37" style:family="text">
      <style:text-properties fo:font-weight="bold" officeooo:rsid="06d4da9f" style:font-weight-asian="bold" style:font-weight-complex="bold"/>
    </style:style>
    <style:style style:name="T38" style:family="text">
      <style:text-properties officeooo:rsid="06c53a8e"/>
    </style:style>
    <style:style style:name="T39" style:family="text">
      <style:text-properties fo:color="#000000" style:text-outline="false" style:text-line-through-style="none" style:text-line-through-type="none" style:text-position="7% 100%" style:font-name="Liberation Sans1" fo:font-style="normal" fo:text-shadow="none" style:text-underline-style="none" fo:font-weight="normal" style:letter-kerning="true" style:font-style-asian="normal" style:font-weight-asian="normal" style:text-emphasize="none"/>
    </style:style>
    <style:style style:name="T40" style:family="text">
      <style:text-properties fo:color="#000000" style:text-outline="false" style:text-line-through-style="none" style:text-line-through-type="none" style:font-name="Liberation Sans1" fo:font-style="normal" fo:text-shadow="none" style:text-underline-style="none" fo:font-weight="normal" style:letter-kerning="true" style:font-style-asian="normal" style:font-weight-asian="normal" style:text-emphasize="none"/>
    </style:style>
    <style:style style:name="T41" style:family="text">
      <style:text-properties fo:color="#000000" style:text-outline="false" style:text-line-through-style="none" style:text-line-through-type="none" style:font-name="Liberation Sans1" fo:font-style="normal" fo:text-shadow="none" style:text-underline-style="none" fo:font-weight="normal" officeooo:rsid="06c84355" style:letter-kerning="true" style:font-style-asian="normal" style:font-weight-asian="normal" style:text-emphasize="none"/>
    </style:style>
    <style:style style:name="T42" style:family="text">
      <style:text-properties fo:color="#000000" style:text-outline="false" style:text-line-through-style="none" style:text-line-through-type="none" style:font-name="Liberation Sans1" fo:font-style="normal" fo:text-shadow="none" style:text-underline-style="none" fo:font-weight="normal" officeooo:rsid="06cd1c41" style:letter-kerning="true" style:font-style-asian="normal" style:font-weight-asian="normal" style:text-emphasize="none"/>
    </style:style>
    <style:style style:name="T43" style:family="text">
      <style:text-properties fo:color="#000000" style:text-outline="false" style:text-line-through-style="none" style:text-line-through-type="none" style:font-name="Liberation Sans1" fo:font-style="normal" fo:text-shadow="none" style:text-underline-style="none" fo:font-weight="normal" officeooo:rsid="06ce87d6" style:letter-kerning="true" style:font-style-asian="normal" style:font-weight-asian="normal" style:text-emphasize="none"/>
    </style:style>
    <style:style style:name="T44" style:family="text">
      <style:text-properties fo:color="#000000" style:text-outline="false" style:text-line-through-style="none" style:text-line-through-type="none" style:font-name="Liberation Sans1" fo:font-style="normal" fo:text-shadow="none" style:text-underline-style="none" fo:font-weight="normal" officeooo:rsid="06c724f4" style:letter-kerning="true" style:font-style-asian="normal" style:font-weight-asian="normal" style:text-emphasize="none"/>
    </style:style>
    <style:style style:name="T45" style:family="text">
      <style:text-properties fo:color="#000000" style:text-outline="false" style:text-line-through-style="none" style:text-line-through-type="none" style:font-name="Liberation Sans1" fo:font-style="normal" fo:text-shadow="none" style:text-underline-style="none" fo:font-weight="normal" officeooo:rsid="06d65a51" style:letter-kerning="true" style:font-style-asian="normal" style:font-weight-asian="normal" style:text-emphasize="none"/>
    </style:style>
    <style:style style:name="T46" style:family="text">
      <style:text-properties fo:color="#000000" style:text-outline="false" style:text-line-through-style="none" style:text-line-through-type="none" style:font-name="Liberation Sans1" fo:font-style="normal" fo:text-shadow="none" style:text-underline-style="none" fo:font-weight="normal" officeooo:rsid="06d661ec" style:letter-kerning="true" style:font-style-asian="normal" style:font-weight-asian="normal" style:text-emphasize="none"/>
    </style:style>
    <style:style style:name="T47" style:family="text">
      <style:text-properties fo:color="#000000" style:text-outline="false" style:text-line-through-style="none" style:text-line-through-type="none" style:font-name="Liberation Sans1" fo:font-style="normal" fo:text-shadow="none" style:text-underline-style="none" fo:font-weight="normal" officeooo:rsid="06d6ff11" style:letter-kerning="true" style:font-style-asian="normal" style:font-weight-asian="normal" style:text-emphasize="none"/>
    </style:style>
    <style:style style:name="T48" style:family="text">
      <style:text-properties fo:color="#000000" style:text-outline="false" style:text-line-through-style="none" style:text-line-through-type="none" style:font-name="Liberation Sans1" fo:font-style="normal" fo:text-shadow="none" style:text-underline-style="none" fo:font-weight="normal" officeooo:rsid="06da04c0" style:letter-kerning="true" style:font-style-asian="normal" style:font-weight-asian="normal" style:text-emphasize="none"/>
    </style:style>
    <style:style style:name="T49" style:family="text">
      <style:text-properties fo:color="#000000" style:text-outline="false" style:text-line-through-style="none" style:text-line-through-type="none" style:font-name="Liberation Sans1" fo:font-style="normal" fo:text-shadow="none" style:text-underline-style="none" fo:font-weight="normal" officeooo:rsid="06dad47b" style:letter-kerning="true" style:font-style-asian="normal" style:font-weight-asian="normal" style:text-emphasize="none"/>
    </style:style>
    <style:style style:name="T50" style:family="text">
      <style:text-properties fo:color="#000000" style:text-outline="false" style:text-line-through-style="none" style:text-line-through-type="none" style:font-name="Liberation Sans1" fo:font-style="normal" fo:text-shadow="none" style:text-underline-style="none" fo:font-weight="normal" officeooo:rsid="06dc1c83" style:letter-kerning="true" style:font-style-asian="normal" style:font-weight-asian="normal" style:text-emphasize="none"/>
    </style:style>
    <style:style style:name="T51" style:family="text">
      <style:text-properties fo:color="#000000" style:text-outline="false" style:text-line-through-style="none" style:text-line-through-type="none" style:font-name="Liberation Sans1" fo:font-style="normal" fo:text-shadow="none" style:text-underline-style="none" fo:font-weight="normal" officeooo:rsid="06de6a9f" style:letter-kerning="true" style:font-style-asian="normal" style:font-weight-asian="normal" style:text-emphasize="none"/>
    </style:style>
    <style:style style:name="T52" style:family="text">
      <style:text-properties fo:color="#000000" style:text-outline="false" style:text-line-through-style="none" style:text-line-through-type="none" style:font-name="Liberation Sans1" fo:font-style="normal" fo:text-shadow="none" style:text-underline-style="none" fo:font-weight="normal" officeooo:rsid="06df769e" style:letter-kerning="true" style:font-style-asian="normal" style:font-weight-asian="normal" style:text-emphasize="none"/>
    </style:style>
    <style:style style:name="T53" style:family="text">
      <style:text-properties fo:color="#000000" style:text-outline="false" style:text-line-through-style="none" style:text-line-through-type="none" style:font-name="Liberation Sans1" fo:font-style="normal" fo:text-shadow="none" style:text-underline-style="none" fo:font-weight="normal" officeooo:rsid="06df79f3" style:letter-kerning="true" style:font-style-asian="normal" style:font-weight-asian="normal" style:text-emphasize="none"/>
    </style:style>
    <style:style style:name="T54" style:family="text">
      <style:text-properties fo:color="#000000" style:text-outline="false" style:text-line-through-style="none" style:text-line-through-type="none" style:font-name="Liberation Sans1" fo:font-style="normal" fo:text-shadow="none" style:text-underline-style="none" fo:font-weight="normal" officeooo:rsid="06e10616" style:letter-kerning="true" style:font-style-asian="normal" style:font-weight-asian="normal" style:text-emphasize="none"/>
    </style:style>
    <style:style style:name="T55" style:family="text">
      <style:text-properties fo:color="#000000" style:text-outline="false" style:text-line-through-style="none" style:text-line-through-type="none" style:font-name="Liberation Sans1" fo:font-style="normal" fo:text-shadow="none" style:text-underline-style="none" fo:font-weight="normal" officeooo:rsid="06e3d352" style:letter-kerning="true" style:font-style-asian="normal" style:font-weight-asian="normal" style:text-emphasize="none"/>
    </style:style>
    <style:style style:name="T56" style:family="text">
      <style:text-properties fo:color="#000000" style:text-outline="false" style:text-line-through-style="none" style:text-line-through-type="none" style:font-name="Liberation Sans1" fo:font-style="normal" fo:text-shadow="none" style:text-underline-style="none" fo:font-weight="normal" officeooo:rsid="06e49912" style:letter-kerning="true" style:font-style-asian="normal" style:font-weight-asian="normal" style:text-emphasize="none"/>
    </style:style>
    <style:style style:name="T57" style:family="text">
      <style:text-properties fo:color="#000000" style:text-outline="false" style:text-line-through-style="none" style:text-line-through-type="none" style:font-name="Liberation Sans1" fo:font-style="normal" fo:text-shadow="none" style:text-underline-style="none" fo:font-weight="normal" officeooo:rsid="06e603a6" style:letter-kerning="true" style:font-style-asian="normal" style:font-weight-asian="normal" style:text-emphasize="none"/>
    </style:style>
    <style:style style:name="T58" style:family="text">
      <style:text-properties fo:color="#000000" style:text-outline="false" style:text-line-through-style="none" style:text-line-through-type="none" style:font-name="Liberation Sans1" fo:font-style="normal" fo:text-shadow="none" style:text-underline-style="none" fo:font-weight="normal" officeooo:rsid="06e6855f" style:letter-kerning="true" style:font-style-asian="normal" style:font-weight-asian="normal" style:text-emphasize="none"/>
    </style:style>
    <style:style style:name="T59" style:family="text">
      <style:text-properties fo:color="#000000" style:text-outline="false" style:text-line-through-style="none" style:text-line-through-type="none" style:font-name="Liberation Sans1" fo:font-style="normal" fo:text-shadow="none" style:text-underline-style="none" fo:font-weight="normal" officeooo:rsid="06e81c1a" style:letter-kerning="true" style:font-style-asian="normal" style:font-weight-asian="normal" style:text-emphasize="none"/>
    </style:style>
    <style:style style:name="T60" style:family="text">
      <style:text-properties fo:color="#000000" style:text-outline="false" style:text-line-through-style="none" style:text-line-through-type="none" style:font-name="Liberation Sans1" fo:font-style="normal" fo:text-shadow="none" style:text-underline-style="none" fo:font-weight="normal" officeooo:rsid="06e83131" style:letter-kerning="true" style:font-style-asian="normal" style:font-weight-asian="normal" style:text-emphasize="none"/>
    </style:style>
    <style:style style:name="T61" style:family="text">
      <style:text-properties fo:color="#000000" style:text-outline="false" style:text-line-through-style="none" style:text-line-through-type="none" style:font-name="Liberation Sans1" fo:font-style="normal" fo:text-shadow="none" style:text-underline-style="none" fo:font-weight="normal" officeooo:rsid="06e8c3bb" style:letter-kerning="true" style:font-style-asian="normal" style:font-weight-asian="normal" style:text-emphasize="none"/>
    </style:style>
    <style:style style:name="T62" style:family="text">
      <style:text-properties fo:color="#000000" style:text-outline="false" style:text-line-through-style="none" style:text-line-through-type="none" style:font-name="Liberation Sans1" fo:font-style="normal" fo:text-shadow="none" style:text-underline-style="none" fo:font-weight="bold" style:letter-kerning="true" style:font-style-asian="normal" style:font-weight-asian="bold" style:font-weight-complex="bold" style:text-emphasize="none"/>
    </style:style>
    <style:style style:name="T63" style:family="text">
      <style:text-properties fo:color="#000000" style:text-outline="false" style:text-line-through-style="none" style:text-line-through-type="none" style:font-name="Liberation Sans1" fo:font-style="normal" fo:text-shadow="none" style:text-underline-style="none" fo:font-weight="bold" officeooo:rsid="06d661ec" style:letter-kerning="true" style:font-style-asian="normal" style:font-weight-asian="bold" style:font-weight-complex="bold" style:text-emphasize="none"/>
    </style:style>
    <style:style style:name="T64" style:family="text">
      <style:text-properties fo:color="#000000" style:text-outline="false" style:text-line-through-style="none" style:text-line-through-type="none" style:font-name="Liberation Sans1" fo:font-style="normal" fo:text-shadow="none" style:text-underline-style="none" fo:font-weight="bold" officeooo:rsid="06e8c3bb" style:letter-kerning="true" style:font-style-asian="normal" style:font-weight-asian="bold" style:font-weight-complex="bold" style:text-emphasize="none"/>
    </style:style>
    <style:style style:name="T65" style:family="text">
      <style:text-properties fo:color="#000000" style:text-outline="false" style:text-line-through-style="none" style:text-line-through-type="none" style:font-name="Liberation Sans1" fo:font-size="12pt" fo:font-style="normal" fo:text-shadow="none" style:text-underline-style="none" fo:font-weight="normal" officeooo:rsid="06c84355" style:letter-kerning="true" style:font-size-asian="12pt" style:font-style-asian="normal" style:font-weight-asian="normal" style:font-size-complex="12pt" style:text-emphasize="none"/>
    </style:style>
    <style:style style:name="T66" style:family="text">
      <style:text-properties fo:color="#000000" style:text-outline="false" style:text-line-through-style="none" style:text-line-through-type="none" style:font-name="Liberation Sans1" fo:font-style="italic" fo:text-shadow="none" style:text-underline-style="none" fo:font-weight="normal" style:letter-kerning="true" style:font-style-asian="italic" style:font-weight-asian="normal" style:font-style-complex="italic" style:font-weight-complex="normal" style:text-emphasize="none"/>
    </style:style>
    <style:style style:name="T67" style:family="text">
      <style:text-properties fo:color="#000000" style:text-outline="false" style:text-line-through-style="none" style:text-line-through-type="none" style:font-name="Liberation Sans1" fo:font-style="italic" fo:text-shadow="none" style:text-underline-style="none" fo:font-weight="normal" officeooo:rsid="06dc1c83" style:letter-kerning="true" style:font-style-asian="italic" style:font-weight-asian="normal" style:font-style-complex="italic" style:font-weight-complex="normal" style:text-emphasize="none"/>
    </style:style>
    <style:style style:name="T68" style:family="text">
      <style:text-properties fo:color="#000000" style:text-outline="false" style:text-line-through-style="none" style:text-line-through-type="none" style:font-name="Liberation Sans1" fo:font-style="italic" fo:text-shadow="none" style:text-underline-style="none" fo:font-weight="normal" officeooo:rsid="06df769e" style:letter-kerning="true" style:font-style-asian="italic" style:font-weight-asian="normal" style:font-style-complex="italic" style:text-emphasize="none"/>
    </style:style>
    <style:style style:name="T69" style:family="text">
      <style:text-properties officeooo:rsid="06c724f4"/>
    </style:style>
    <style:style style:name="T70" style:family="text">
      <style:text-properties officeooo:rsid="06c84355"/>
    </style:style>
    <style:style style:name="T71" style:family="text">
      <style:text-properties fo:font-size="12pt" style:font-size-asian="12pt" style:font-size-complex="12pt"/>
    </style:style>
    <style:style style:name="T72" style:family="text">
      <style:text-properties fo:font-size="12pt" fo:font-weight="bold" style:font-size-asian="12pt" style:font-weight-asian="bold" style:font-size-complex="12pt" style:font-weight-complex="bold"/>
    </style:style>
    <style:style style:name="T73" style:family="text">
      <style:text-properties officeooo:rsid="06cb42a2"/>
    </style:style>
    <style:style style:name="T74" style:family="text">
      <style:text-properties officeooo:rsid="06d4da9f"/>
    </style:style>
    <style:style style:name="T75" style:family="text">
      <style:text-properties officeooo:rsid="06eb6d06"/>
    </style:style>
    <style:style style:name="T76" style:family="text">
      <style:text-properties style:text-outline="false" style:text-line-through-style="none" style:text-line-through-type="none" style:text-position="10% 100%" fo:font-style="normal" fo:text-shadow="none" style:text-underline-style="none" fo:font-weight="bold" style:letter-kerning="true" style:font-style-asian="normal" style:font-weight-asian="bold" style:text-emphasize="none"/>
    </style:style>
    <style:style style:name="T77" style:family="text">
      <style:text-properties style:text-outline="false" style:text-line-through-style="none" style:text-line-through-type="none" style:text-position="10% 100%" fo:font-style="normal" fo:text-shadow="none" style:text-underline-style="none" fo:font-weight="normal" officeooo:rsid="070b1af3" style:letter-kerning="true" style:font-style-asian="normal" style:font-weight-asian="normal" style:text-emphasize="none"/>
    </style:style>
    <style:style style:name="T78" style:family="text">
      <style:text-properties style:text-outline="false" style:text-line-through-style="none" style:text-line-through-type="none" style:text-position="10% 100%" fo:font-style="normal" fo:text-shadow="none" style:text-underline-style="none" fo:font-weight="normal" officeooo:rsid="070c7f7f" style:letter-kerning="true" style:font-style-asian="normal" style:font-weight-asian="normal" style:text-emphasize="none"/>
    </style:style>
    <style:style style:name="T79" style:family="text">
      <style:text-properties style:text-outline="false" style:text-line-through-style="none" style:text-line-through-type="none" fo:font-style="normal" fo:text-shadow="none" style:text-underline-style="none" fo:font-weight="bold" style:letter-kerning="true" style:font-style-asian="normal" style:font-weight-asian="bold" style:text-emphasize="none"/>
    </style:style>
    <style:style style:name="T80"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81" style:family="text">
      <style:text-properties style:text-outline="false" style:text-line-through-style="none" style:text-line-through-type="none" fo:font-style="normal" fo:text-shadow="none" style:text-underline-style="none" fo:font-weight="bold" officeooo:rsid="06ee2684" style:letter-kerning="true" style:font-style-asian="normal" style:font-weight-asian="bold" style:font-weight-complex="bold" style:text-emphasize="none"/>
    </style:style>
    <style:style style:name="T82"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83" style:family="text">
      <style:text-properties style:text-outline="false" style:text-line-through-style="none" style:text-line-through-type="none" fo:font-style="normal" fo:text-shadow="none" style:text-underline-style="none" fo:font-weight="normal" officeooo:rsid="06ecc75e" style:letter-kerning="true" style:font-style-asian="normal" style:font-weight-asian="normal" style:text-emphasize="none"/>
    </style:style>
    <style:style style:name="T84" style:family="text">
      <style:text-properties style:text-outline="false" style:text-line-through-style="none" style:text-line-through-type="none" fo:font-style="normal" fo:text-shadow="none" style:text-underline-style="none" fo:font-weight="normal" officeooo:rsid="06ee2684" style:letter-kerning="true" style:font-style-asian="normal" style:font-weight-asian="normal" style:text-emphasize="none"/>
    </style:style>
    <style:style style:name="T85" style:family="text">
      <style:text-properties style:text-outline="false" style:text-line-through-style="none" style:text-line-through-type="none" fo:font-style="normal" fo:text-shadow="none" style:text-underline-style="none" fo:font-weight="normal" officeooo:rsid="06ee575e" style:letter-kerning="true" style:font-style-asian="normal" style:font-weight-asian="normal" style:text-emphasize="none"/>
    </style:style>
    <style:style style:name="T86" style:family="text">
      <style:text-properties style:text-outline="false" style:text-line-through-style="none" style:text-line-through-type="none" fo:font-style="normal" fo:text-shadow="none" style:text-underline-style="none" fo:font-weight="normal" officeooo:rsid="06efc18e" style:letter-kerning="true" style:font-style-asian="normal" style:font-weight-asian="normal" style:text-emphasize="none"/>
    </style:style>
    <style:style style:name="T87" style:family="text">
      <style:text-properties style:text-outline="false" style:text-line-through-style="none" style:text-line-through-type="none" fo:font-style="normal" fo:text-shadow="none" style:text-underline-style="none" fo:font-weight="normal" officeooo:rsid="06f0bcc4" style:letter-kerning="true" style:font-style-asian="normal" style:font-weight-asian="normal" style:text-emphasize="none"/>
    </style:style>
    <style:style style:name="T88" style:family="text">
      <style:text-properties style:text-outline="false" style:text-line-through-style="none" style:text-line-through-type="none" fo:font-style="normal" fo:text-shadow="none" style:text-underline-style="none" fo:font-weight="normal" officeooo:rsid="06f0f16d" style:letter-kerning="true" style:font-style-asian="normal" style:font-weight-asian="normal" style:text-emphasize="none"/>
    </style:style>
    <style:style style:name="T89" style:family="text">
      <style:text-properties style:text-outline="false" style:text-line-through-style="none" style:text-line-through-type="none" fo:font-style="normal" fo:text-shadow="none" style:text-underline-style="none" fo:font-weight="normal" officeooo:rsid="06f4f6f4" style:letter-kerning="true"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6f8bb65" style:letter-kerning="true"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6fd1691" style:letter-kerning="true"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6fe5464" style:letter-kerning="true"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701c22c" style:letter-kerning="true"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703062c" style:letter-kerning="true"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7032720" style:letter-kerning="true"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705a374" style:letter-kerning="true"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707322e" style:letter-kerning="true"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707ece7" style:letter-kerning="true"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709010d" style:letter-kerning="true"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7093e19" style:letter-kerning="true"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70a1ced" style:letter-kerning="true"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70d2357" style:letter-kerning="true"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70d9d56" style:letter-kerning="true"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710b78b" style:letter-kerning="true"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712579a" style:letter-kerning="true"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7178773" style:letter-kerning="true"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71a19cf" style:letter-kerning="true"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71bc2dc" style:letter-kerning="true" style:font-style-asian="normal" style:font-weight-asian="normal" style:text-emphasize="none"/>
    </style:style>
    <style:style style:name="T109"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110" style:family="text">
      <style:text-properties style:text-outline="false" style:text-line-through-style="none" style:text-line-through-type="none" fo:font-style="italic" fo:text-shadow="none" style:text-underline-style="none" fo:font-weight="normal" officeooo:rsid="06ee2684" style:letter-kerning="true" style:font-style-asian="italic" style:font-weight-asian="normal" style:text-emphasize="none"/>
    </style:style>
    <style:style style:name="T111" style:family="text">
      <style:text-properties style:text-outline="false" style:text-line-through-style="none" style:text-line-through-type="none" fo:font-style="italic" fo:text-shadow="none" style:text-underline-style="none" fo:font-weight="normal" officeooo:rsid="06f310b4" style:letter-kerning="true" style:font-style-asian="italic" style:font-weight-asian="normal" style:text-emphasize="none"/>
    </style:style>
    <style:style style:name="T112" style:family="text">
      <style:text-properties style:text-outline="false" style:text-line-through-style="none" style:text-line-through-type="none" fo:font-style="italic" fo:text-shadow="none" style:text-underline-style="none" fo:font-weight="normal" officeooo:rsid="06f91ec5" style:letter-kerning="true" style:font-style-asian="italic" style:font-weight-asian="normal" style:text-emphasize="none"/>
    </style:style>
    <style:style style:name="T113" style:family="text">
      <style:text-properties style:text-outline="false" style:text-line-through-style="none" style:text-line-through-type="none" fo:font-style="italic" fo:text-shadow="none" style:text-underline-style="none" fo:font-weight="normal" officeooo:rsid="06fe5464" style:letter-kerning="true" style:font-style-asian="italic" style:font-weight-asian="normal" style:text-emphasize="none"/>
    </style:style>
    <style:style style:name="T114" style:family="text">
      <style:text-properties style:text-outline="false" style:text-line-through-style="none" style:text-line-through-type="none" fo:font-style="italic" fo:text-shadow="none" style:text-underline-style="none" fo:font-weight="normal" officeooo:rsid="0702d21d" style:letter-kerning="true" style:font-style-asian="italic" style:font-weight-asian="normal" style:text-emphasize="none"/>
    </style:style>
    <style:style style:name="T115" style:family="text">
      <style:text-properties style:text-outline="false" style:text-line-through-style="none" style:text-line-through-type="none" fo:font-style="italic" fo:text-shadow="none" style:text-underline-style="none" fo:font-weight="normal" officeooo:rsid="0705a374" style:letter-kerning="true" style:font-style-asian="italic" style:font-weight-asian="normal" style:text-emphasize="none"/>
    </style:style>
    <style:style style:name="T116" style:family="text">
      <style:text-properties style:text-outline="false" style:text-line-through-style="none" style:text-line-through-type="none" fo:font-style="italic" fo:text-shadow="none" style:text-underline-style="none" fo:font-weight="normal" officeooo:rsid="0712579a" style:letter-kerning="true" style:font-style-asian="italic" style:font-weight-asian="normal" style:text-emphasize="none"/>
    </style:style>
    <style:style style:name="T117"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text-emphasize="none"/>
    </style:style>
    <style:style style:name="T118" style:family="text">
      <style:text-properties style:text-outline="false" style:text-line-through-style="none" style:text-line-through-type="none" fo:font-style="italic" fo:text-shadow="none" style:text-underline-style="none" fo:font-weight="normal" officeooo:rsid="06ee2684" style:letter-kerning="true" style:font-style-asian="italic" style:font-weight-asian="normal" style:font-style-complex="italic" style:text-emphasize="none"/>
    </style:style>
    <style:style style:name="T119" style:family="text">
      <style:text-properties style:text-outline="false" style:text-line-through-style="none" style:text-line-through-type="none" fo:font-style="italic" fo:text-shadow="none" style:text-underline-style="none" fo:font-weight="normal" officeooo:rsid="06fe5464" style:letter-kerning="true" style:font-style-asian="italic" style:font-weight-asian="normal" style:font-style-complex="italic" style:text-emphasize="none"/>
    </style:style>
    <style:style style:name="T120" style:family="text">
      <style:text-properties style:text-outline="false" style:text-line-through-style="none" style:text-line-through-type="none" fo:font-style="italic" fo:text-shadow="none" style:text-underline-style="none" fo:font-weight="bold" style:letter-kerning="true" style:font-style-asian="italic" style:font-weight-asian="bold" style:font-style-complex="italic" style:text-emphasize="none"/>
    </style:style>
    <style:style style:name="T121" style:family="text">
      <style:text-properties style:text-outline="false" style:text-line-through-style="none" style:text-line-through-type="none" style:text-position="-32% 100%" fo:font-style="italic" fo:text-shadow="none" style:text-underline-style="none" fo:font-weight="normal" style:letter-kerning="true" style:font-style-asian="italic" style:font-weight-asian="normal" style:text-emphasize="none"/>
    </style:style>
    <style:style style:name="T122" style:family="text">
      <style:text-properties style:text-outline="false" style:text-line-through-style="none" style:text-line-through-type="none" style:text-position="-32% 100%" fo:font-style="italic" fo:text-shadow="none" style:text-underline-style="none" fo:font-weight="normal" officeooo:rsid="06ecc75e" style:letter-kerning="true" style:font-style-asian="italic" style:font-weight-asian="normal" style:text-emphasize="none"/>
    </style:style>
    <style:style style:name="T123" style:family="text">
      <style:text-properties style:text-outline="false" style:text-line-through-style="none" style:text-line-through-type="none" style:text-position="-32% 100%" fo:font-style="italic" fo:text-shadow="none" style:text-underline-style="none" fo:font-weight="normal" officeooo:rsid="06ee2684" style:letter-kerning="true" style:font-style-asian="italic" style:font-weight-asian="normal" style:text-emphasize="none"/>
    </style:style>
    <style:style style:name="T124" style:family="text">
      <style:text-properties style:text-outline="false" style:text-line-through-style="none" style:text-line-through-type="none" style:text-position="-32% 100%" fo:font-style="normal" fo:text-shadow="none" style:text-underline-style="none" fo:font-weight="normal" officeooo:rsid="06ecc75e" style:letter-kerning="true" style:font-style-asian="normal" style:font-weight-asian="normal" style:text-emphasize="none"/>
    </style:style>
    <style:style style:name="T125" style:family="text">
      <style:text-properties style:text-outline="false" style:text-line-through-style="none" style:text-line-through-type="none" style:text-position="11% 100%" fo:font-style="normal" fo:text-shadow="none" style:text-underline-style="none" fo:font-weight="bold" style:letter-kerning="true" style:font-style-asian="normal" style:font-weight-asian="bold" style:font-weight-complex="bold" style:text-emphasize="none"/>
    </style:style>
    <style:style style:name="T126" style:family="text">
      <style:text-properties style:text-outline="false" style:text-line-through-style="none" style:text-line-through-type="none" style:text-position="11% 100%" fo:font-style="normal" fo:text-shadow="none" style:text-underline-style="none" fo:font-weight="normal" style:letter-kerning="true" style:font-style-asian="normal" style:font-weight-asian="normal" style:text-emphasize="none"/>
    </style:style>
    <style:style style:name="T127" style:family="text">
      <style:text-properties style:text-outline="false" style:text-line-through-style="none" style:text-line-through-type="none" style:text-position="11% 100%" fo:font-style="normal" fo:text-shadow="none" style:text-underline-style="none" fo:font-weight="normal" officeooo:rsid="06f9c29a" style:letter-kerning="true" style:font-style-asian="normal" style:font-weight-asian="normal" style:text-emphasize="none"/>
    </style:style>
    <style:style style:name="T128" style:family="text">
      <style:text-properties style:text-outline="false" style:text-line-through-style="none" style:text-line-through-type="none" style:text-position="11% 100%" fo:font-style="normal" fo:text-shadow="none" style:text-underline-style="none" fo:font-weight="normal" officeooo:rsid="06fb8e93" style:letter-kerning="true" style:font-style-asian="normal" style:font-weight-asian="normal" style:text-emphasize="none"/>
    </style:style>
    <style:style style:name="T129" style:family="text">
      <style:text-properties style:text-outline="false" style:text-line-through-style="none" style:text-line-through-type="none" style:text-position="11% 100%" fo:font-style="normal" fo:text-shadow="none" style:text-underline-style="none" fo:font-weight="normal" officeooo:rsid="06fd1691" style:letter-kerning="true" style:font-style-asian="normal" style:font-weight-asian="normal" style:text-emphasize="none"/>
    </style:style>
    <style:style style:name="T130" style:family="text">
      <style:text-properties style:text-outline="false" style:text-line-through-style="none" style:text-line-through-type="none" style:text-position="11% 100%" fo:font-style="normal" fo:text-shadow="none" style:text-underline-style="none" fo:font-weight="normal" officeooo:rsid="06f91ec5" style:letter-kerning="true" style:font-style-asian="normal" style:font-weight-asian="normal" style:text-emphasize="none"/>
    </style:style>
    <style:style style:name="T131" style:family="text">
      <style:text-properties style:text-outline="false" style:text-line-through-style="none" style:text-line-through-type="none" style:text-position="11% 100%" fo:font-style="normal" fo:text-shadow="none" style:text-underline-style="none" fo:font-weight="normal" officeooo:rsid="0701c22c" style:letter-kerning="true" style:font-style-asian="normal" style:font-weight-asian="normal" style:text-emphasize="none"/>
    </style:style>
    <style:style style:name="T132" style:family="text">
      <style:text-properties style:text-outline="false" style:text-line-through-style="none" style:text-line-through-type="none" style:text-position="11% 100%" fo:font-style="normal" fo:text-shadow="none" style:text-underline-style="none" fo:font-weight="normal" officeooo:rsid="070b1af3" style:letter-kerning="true" style:font-style-asian="normal" style:font-weight-asian="normal" style:text-emphasize="none"/>
    </style:style>
    <style:style style:name="T133" style:family="text">
      <style:text-properties style:text-outline="false" style:text-line-through-style="none" style:text-line-through-type="none" style:text-position="11% 100%" fo:font-style="normal" fo:text-shadow="none" style:text-underline-style="none" fo:font-weight="normal" officeooo:rsid="0712579a" style:letter-kerning="true" style:font-style-asian="normal" style:font-weight-asian="normal" style:text-emphasize="none"/>
    </style:style>
    <style:style style:name="T134" style:family="text">
      <style:text-properties style:text-outline="false" style:text-line-through-style="none" style:text-line-through-type="none" style:text-position="11% 100%" fo:font-style="normal" fo:text-shadow="none" style:text-underline-style="none" fo:font-weight="normal" officeooo:rsid="0714e121" style:letter-kerning="true" style:font-style-asian="normal" style:font-weight-asian="normal" style:text-emphasize="none"/>
    </style:style>
    <style:style style:name="T135" style:family="text">
      <style:text-properties style:text-outline="false" style:text-line-through-style="none" style:text-line-through-type="none" style:text-position="11% 100%" fo:font-style="normal" fo:text-shadow="none" style:text-underline-style="none" fo:font-weight="normal" officeooo:rsid="0715c680" style:letter-kerning="true" style:font-style-asian="normal" style:font-weight-asian="normal" style:text-emphasize="none"/>
    </style:style>
    <style:style style:name="T136" style:family="text">
      <style:text-properties style:text-outline="false" style:text-line-through-style="none" style:text-line-through-type="none" style:text-position="-31% 100%" fo:font-style="italic" fo:text-shadow="none" style:text-underline-style="none" fo:font-weight="normal" style:letter-kerning="true" style:font-style-asian="italic" style:font-weight-asian="normal" style:text-emphasize="none"/>
    </style:style>
    <style:style style:name="T137" style:family="text">
      <style:text-properties style:text-outline="false" style:text-line-through-style="none" style:text-line-through-type="none" style:text-position="8% 100%" fo:font-style="normal" fo:text-shadow="none" style:text-underline-style="none" fo:font-weight="bold" style:letter-kerning="true" style:font-style-asian="normal" style:font-weight-asian="bold" style:font-weight-complex="bold" style:text-emphasize="none"/>
    </style:style>
    <style:style style:name="T138" style:family="text">
      <style:text-properties officeooo:rsid="06ecc75e"/>
    </style:style>
    <style:style style:name="T139"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14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04ef7a" style:letter-kerning="true" style:font-size-asian="12pt" style:font-style-asian="normal" style:font-weight-asian="normal" style:font-name-complex="David CLM" style:font-size-complex="12pt" style:text-emphasize="none"/>
    </style:style>
    <style:style style:name="T141"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6c53028" style:letter-kerning="true" style:font-size-asian="12pt" style:font-style-asian="normal" style:font-weight-asian="normal" style:font-name-complex="David CLM" style:font-size-complex="12pt" style:text-emphasize="none"/>
    </style:style>
    <style:style style:name="T142"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05a374" style:letter-kerning="true" style:font-size-asian="12pt" style:font-style-asian="normal" style:font-weight-asian="normal" style:font-name-complex="David CLM" style:font-size-complex="12pt" style:text-emphasize="none"/>
    </style:style>
    <style:style style:name="T143"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07322e" style:letter-kerning="true" style:font-size-asian="12pt" style:font-style-asian="normal" style:font-weight-asian="normal" style:font-name-complex="David CLM" style:font-size-complex="12pt" style:text-emphasize="none"/>
    </style:style>
    <style:style style:name="T144"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07ece7" style:letter-kerning="true" style:font-size-asian="12pt" style:font-style-asian="normal" style:font-weight-asian="normal" style:font-name-complex="David CLM" style:font-size-complex="12pt" style:text-emphasize="none"/>
    </style:style>
    <style:style style:name="T14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1de921" style:letter-kerning="true" style:font-size-asian="12pt" style:font-style-asian="normal" style:font-weight-asian="normal" style:font-name-complex="David CLM" style:font-size-complex="12pt" style:text-emphasize="none"/>
    </style:style>
    <style:style style:name="T146" style:family="text">
      <style:text-properties style:use-window-font-color="true"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147"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704ef7a" style:letter-kerning="true" style:font-size-asian="12pt" style:font-style-asian="italic" style:font-weight-asian="normal" style:font-name-complex="David CLM" style:font-size-complex="12pt" style:text-emphasize="none"/>
    </style:style>
    <style:style style:name="T148"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70dc045" style:letter-kerning="true" style:font-size-asian="12pt" style:font-style-asian="italic" style:font-weight-asian="normal" style:font-name-complex="David CLM" style:font-size-complex="12pt" style:text-emphasize="none"/>
    </style:style>
    <style:style style:name="T149"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70f4281" style:letter-kerning="true" style:font-size-asian="12pt" style:font-style-asian="italic" style:font-weight-asian="normal" style:font-name-complex="David CLM" style:font-size-complex="12pt" style:text-emphasize="none"/>
    </style:style>
    <style:style style:name="T150" style:family="text">
      <style:text-properties style:use-window-font-color="true"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font-style-complex="italic" style:text-emphasize="none"/>
    </style:style>
    <style:style style:name="T151"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707322e" style:letter-kerning="true" style:font-size-asian="12pt" style:font-style-asian="italic" style:font-weight-asian="normal" style:font-name-complex="David CLM" style:font-size-complex="12pt" style:font-style-complex="italic" style:text-emphasize="none"/>
    </style:style>
    <style:style style:name="T152" style:family="text">
      <style:text-properties style:use-window-font-color="true" style:text-outline="false" style:text-line-through-style="none" style:text-line-through-type="none" style:text-position="-32% 100%"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153" style:family="text">
      <style:text-properties style:use-window-font-color="true" style:text-outline="false" style:text-line-through-style="none" style:text-line-through-type="none" style:text-position="11% 100%" style:font-name="David CLM" fo:font-size="12pt" fo:font-style="normal" fo:text-shadow="none" style:text-underline-style="none" fo:font-weight="normal" officeooo:rsid="0704ef7a" style:letter-kerning="true" style:font-size-asian="12pt" style:font-style-asian="normal" style:font-weight-asian="normal" style:font-name-complex="David CLM" style:font-size-complex="12pt" style:text-emphasize="none"/>
    </style:style>
    <style:style style:name="T154" style:family="text">
      <style:text-properties style:use-window-font-color="true" style:text-outline="false" style:text-line-through-style="none" style:text-line-through-type="none" style:text-position="-31% 100%"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155" style:family="text">
      <style:text-properties style:use-window-font-color="true" style:text-outline="false" style:text-line-through-style="none" style:text-line-through-type="none" style:text-position="-31% 100%" style:font-name="David CLM" fo:font-size="12pt" fo:font-style="italic" fo:text-shadow="none" style:text-underline-style="none" fo:font-weight="normal" officeooo:rsid="0704ef7a" style:letter-kerning="true" style:font-size-asian="12pt" style:font-style-asian="italic" style:font-weight-asian="normal" style:font-name-complex="David CLM" style:font-size-complex="12pt" style:text-emphasize="none"/>
    </style:style>
    <style:style style:name="T156" style:family="text">
      <style:text-properties officeooo:rsid="06ee2684"/>
    </style:style>
    <style:style style:name="T157" style:family="text">
      <style:text-properties officeooo:rsid="07139842"/>
    </style:style>
    <style:style style:name="T158" style:family="text">
      <style:text-properties officeooo:rsid="071931ec"/>
    </style:style>
    <style:style style:name="T159" style:family="text">
      <style:text-properties officeooo:rsid="043ba312"/>
    </style:style>
    <style:style style:name="T160" style:family="text">
      <style:text-properties officeooo:rsid="043b4f7b"/>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6" text:outline-level="1">מכרזים</text:h>
      <text:p text:style-name="P18"><text:span text:style-name="T2">מ</text:span><text:span text:style-name="T1">כרזים היו קיימים </text:span><text:span text:style-name="T3">עוד מימי האימפריה הבבלית. </text:span><text:span text:style-name="T4">המכרזים המתועדים הראשונים היו מכרזים למכירת </text:span><text:span text:style-name="T5">נשים </text:span><text:span text:style-name="T4">- </text:span><text:span text:style-name="T3">הבבלים נהגו למכור את בנותיהם במכרז לחתן המרבה במחיר.</text:span><text:span text:style-name="T6"> <text:s/>בתקופת האימפריה הרומית נהגו למכור שלל-מלחמה</text:span><text:span text:style-name="T7"> במכירה פומבית.</text:span><text:span text:style-name="T6"> פעם אחת</text:span><text:span text:style-name="T7">, </text:span><text:span text:style-name="T6">האימפריה הרומית כולה הועמדה למכירה פומבית. </text:span><text:span text:style-name="T7">זה קרה בשנת 193 </text:span><text:span text:style-name="T8">לספה"נ</text:span><text:span text:style-name="T7">, אחרי ש</text:span><text:span text:style-name="T6">הקיסר נרצח</text:span><text:span text:style-name="T7">. <text:s/></text:span><text:span text:style-name="T9">המשמר הפריטוריאני (שומרי הראש של הקיסר) </text:span><text:span text:style-name="T6">הכריזו שהם יתנו את הכתר למרבה במחיר. הזוכה החזיק בכתר כ-9 שבועות עד שנרצח גם הוא...</text:span></text:p>
      <text:p text:style-name="P20">בימי הביניים מכרזים היו קצת פחות נפוצים. הם חזרו לאופנה בסביבות המאה ה-17, אז התחילו באנגליה למכור יצירות-אומנות במכרזים פומביים. </text:p>
      <text:p text:style-name="P19"><text:span text:style-name="T12">ה</text:span><text:span text:style-name="T10">יום, החשיבות של מכרזים עולה במהירות. </text:span><text:span text:style-name="T13">ממשלות משתמשות במכרזים כדי למכור משאבים ציבוריים, כגון קרקעות או תדרי-שידור או זכויות קידוח במים הכלכליים. חברת אי-ביי, שהוקמה בשנת 1995, איפשרה לכל אחד לבצע מכרז על חפצים שיש לו בבית. </text:span><text:span text:style-name="T14">חברות המפעילות מנועי-חיפוש מוכרות מקומות על הדף למפרסמים. בכל רגע מתבצעים מיליוני מכרזים כאלו בו-זמנית באופן אוטומטי בכל רחבי העולם. </text:span><text:span text:style-name="T15"><text:s text:c="2"/></text:span></text:p>
      <text:p text:style-name="Heading_20_2"><text:span text:style-name="T15">ס</text:span><text:span text:style-name="T10">וגי מכרזים</text:span></text:p>
      <text:p text:style-name="P21">ישנם כמה סוגים נפוצים של מכרזים:</text:p>
      <text:list xml:id="list2964026902971075619" text:style-name="L1">
        <text:list-item>
          <text:p text:style-name="P73">מכרז אנגלי - מתחילים במחיר נמוך. כל אחד מהמשתתפים יכול להעלות את המחיר<text:span text:style-name="T30">. מי שהמחיר שלו נשאר אחרון - זוכה.</text:span></text:p>
        </text:list-item>
        <text:list-item>
          <text:p text:style-name="P74">מכרז יפני - מתחילים במחיר נמוך. הכרוז מעלה את המחיר בצעדים קבועים (נניח, בצעדים של 10 ין). כל אחד יכול לפרוש בכל עת. האחרון שנשאר אחרי שכולם פרשו - זוכה.</text:p>
        </text:list-item>
        <text:list-item>
          <text:p text:style-name="P74">מכרז הולנדי - מתחילים במחיר גבוה. הכרוז מוריד את המחיר בצעדים קבועים. הראשון שמרים את היד - זוכה.</text:p>
        </text:list-item>
        <text:list-item>
          <text:p text:style-name="P74">מכרז מעטפות חתומות, מחיר ראשון - כל משתתף כותב מספר במעטפה ומגיש לכרוז. הכרוז פותח את כל המעטפות. מי שכתב את המחיר הגבוה ביותר זוכה, ומשלם את המחיר שהכריז.</text:p>
        </text:list-item>
        <text:list-item>
          <text:p text:style-name="P74">מכרז מעטפות חתומות, מחיר שני - כנ"ל, רק שהזוכה לא משלם את המחיר שהכריז - אלא את המחיר הבא בתור.</text:p>
        </text:list-item>
      </text:list>
      <text:p text:style-name="P33">מה ההבדל<text:span text:style-name="T31">ים</text:span> בין כל <text:span text:style-name="T31">סוגי </text:span>המכרזים האלה? באיזה מכרז עדיף להשתמש ומדוע?</text:p>
      <text:p text:style-name="P34">כדי לענות לשאלה אנחנו צריכים <text:span text:style-name="T32">מודל </text:span>המתאר את פעולות השחקנים. </text:p>
      <text:p text:style-name="P22">אנחנו מניחים שיש חפץ אחד, וכל שחקן j <text:s/>מייחס לו <text:span text:style-name="T32">ערך</text:span> אחר - v[j]. מדוע הערכים שונים? כמה סיבות:</text:p>
      <text:list xml:id="list9135184935037182179" text:style-name="L2">
        <text:list-item>
          <text:p text:style-name="P75">טעם אישי (למשל באומנות)</text:p>
        </text:list-item>
        <text:list-item>
          <text:p text:style-name="P75">כישרון בניה (למשל בקרקעות)</text:p>
        </text:list-item>
        <text:list-item>
          <text:p text:style-name="P75">יכולת הפקת רווח (למשל בתדרים)</text:p>
        </text:list-item>
        <text:list-item>
          <text:p text:style-name="P75">הערכת סיכויי רווח (למשל בשדה גז או נפט)</text:p>
        </text:list-item>
        <text:list-item>
          <text:p text:style-name="P75">תרומה למכירות (למשל במכרז פרסום).‬</text:p>
        </text:list-item>
      </text:list>
      <text:p text:style-name="P30">אם שחקן זוכה בחפץ ומשלם מחיר p, אז ה<text:span text:style-name="T32">תועלת </text:span>שלו היא ההפרש v[j]-p.</text:p>
      <text:p text:style-name="P31">שימו לב - אנחנו מבחינים בין ערך לבין תועלת: </text:p>
      <text:list xml:id="list6157428762945301944" text:style-name="L3">
        <text:list-item>
          <text:p text:style-name="P76"><text:span text:style-name="T19">ערך</text:span><text:span text:style-name="T16"> = ברוטו = כמה החפץ שווה עבורי.</text:span></text:p>
        </text:list-item>
        <text:list-item>
          <text:p text:style-name="P77"><text:span text:style-name="T18">תועלת </text:span><text:span text:style-name="T10">= נטו = כמה ערך נשאר לי אם קיבלתי את החפץ ושילמתי את המחיר.</text:span></text:p>
        </text:list-item>
      </text:list>
      <text:p text:style-name="P30"><text:soft-page-break/></text:p>
      <text:p text:style-name="P23">מכרז אמיתי</text:p>
      <text:p text:style-name="P17">בתור התחלה נתמקד במכרז מעטפות חתומות - מכרז שבו כל שחקן עושה רק פעולה אחת והיא לרשום מספר במעטפה.</text:p>
      <text:p text:style-name="P17"><text:span text:style-name="T37">הגדרה</text:span><text:span text:style-name="T74">: </text:span>מכרז נקרא <text:span text:style-name="T35">אמיתי</text:span> (truthful) אם כל שחקן j משיג תועלת גדולה ביותר כאשר הוא רושם v[j]<text:span text:style-name="T38">, </text:span><text:span text:style-name="T33">לכל </text:span><text:span text:style-name="T38">צירוף פעולות של השחקנים האחרים.</text:span></text:p>
      <text:p text:style-name="P7">למה זה טוב? - כי זה חוסך לשחקנים את הצורך "לרגל" אחרי שחקנים אחרים. כל שחקן צריך רק לדעת מה הערך שלו - הוא לא צריך לנסות לברר מה חושבים האחרים.</text:p>
      <text:p text:style-name="P4"><text:span text:style-name="T35">משפט</text:span>: מכרז מחיר ראשון אינו אמיתי.</text:p>
      <text:p text:style-name="P5"><text:span text:style-name="T35">הוכחה</text:span>: במכרז מחיר ראשון, שחקן הרושם את הערך האמיתי שלו מקבל תועלת 0 - או שהוא לא זוכה בכלל, או שהוא זוכה אבל המחיר שווה לערך ולכן ההפרש הוא 0. לעומת זאת, שחקן הרושם ערך נמוך יותר, עשוי לקבל 0 (אם הוא לא זוכה), אבל עשוי גם לקבל ערך גבוה יותר (אם הוא זוכה).<text:span text:style-name="T70"> </text:span><text:span text:style-name="T65">***</text:span></text:p>
      <text:p text:style-name="P8">כיוון שמכרז מחיר ראשון אינו אמיתי, לשחקנים יש אינטרס לרגל אחרי שחקנים אחרים ולשנות את ההכרזות שלהם בהתאם. זה יצר בעיה רצינית במכרזי הפירסום הראשונים. החברה הראשונה שהתפרנסה ממכרזי פירסום על תוצאות חיפוש היתה Overture (עוד לפני גוגל). הם השתמשו במכרז מחיר ראשון. הם שמו לב שיש עומס כבד על השרתים, וכשבדקו מדוע, ראו שהרבה מפרסמים נכנסים שוב ושוב לחשבון שלהם, מסתכלים על הכרזות של מפרסמים אחרים, ומעדכנים את ההכרזה בהתאם!</text:p>
      <text:p text:style-name="P9">האם קיים מכרז אמיתי? - כן, ברור: מכרז שבו אף אחד לא זוכה אף פעם הוא אמיתי...</text:p>
      <text:p text:style-name="P9">אבל, האם קיים מכרז אמיתי שהוא גם יעיל-פארטו?</text:p>
      <text:p text:style-name="P9">התשובה היא כן! <text:span text:style-name="T157">הוא נקרא </text:span><text:span text:style-name="T34">מכרז ויקרי</text:span><text:span text:style-name="T157"> - על-שם הממציא </text:span>(Vickrey), חתן פרס נובל<text:span text:style-name="T157"> בכלכלה. הוא נקרא גם</text:span> "מכרז מחיר שני"<text:span text:style-name="T73">: השחקן שהכריז את הערך הגבוה ביותר זוכה, והוא משלם את המחיר השני בגובהו.</text:span></text:p>
      <text:p text:style-name="P6"><text:span text:style-name="T72">משפט</text:span><text:span text:style-name="T71">: מכרז מחיר שני הוא אמיתי.</text:span></text:p>
      <text:p text:style-name="P10"><text:span text:style-name="T36">הוכחה</text:span><text:span text:style-name="T69">: </text:span><text:span text:style-name="T39">נ</text:span><text:span text:style-name="T40">ניח שהערך שלי הוא v והערך המקסימלי של האחרים הוא x. התועלת הגבוהה ביותר שאני יכול לקוות להשיג במכרז </text:span><text:span text:style-name="T42">ויקרי </text:span><text:span text:style-name="T40">היא</text:span><text:span text:style-name="T42"> v-x (אם v&gt;x) או 0 (אם v&lt;x). </text:span><text:span text:style-name="T43">או בקיצור: </text:span><text:span text:style-name="T40">max(0, v-x).</text:span><text:span text:style-name="T41"> </text:span></text:p>
      <text:p text:style-name="P10"><text:span text:style-name="T40">כשאני מכריז v</text:span><text:span text:style-name="T43">,</text:span><text:span text:style-name="T40"> </text:span><text:span text:style-name="T43">התועלת שלי היא בדיוק max(0, v-x). התועלת שלי גדולה ביותר כשאני מכריז את הערך האמיתי - ולכן המכרז אמיתי.</text:span><text:span text:style-name="T41"> </text:span><text:span text:style-name="T40"><text:s/>***</text:span></text:p>
      <text:p text:style-name="P12"><text:span text:style-name="T40">עכשיו נוכיח ש</text:span><text:span text:style-name="T44">מכרז מחיר שני הוא </text:span><text:span text:style-name="T40">יעיל-פארטו</text:span><text:span text:style-name="T44">.</text:span><text:span text:style-name="T40"> </text:span><text:span text:style-name="T45">שימו לב - יעילות פארטו כאן היא ביחס לקבוצת </text:span><text:span text:style-name="T46">כל המשתתפים - גם הקונים וגם מנהל-המכרז (אילו הקבוצה לא היתה כוללת את מנהל המכרז, היה</text:span><text:span text:style-name="T48"> </text:span><text:span text:style-name="T46"><text:s/>שיפור-פארטו מאד פשוט - לא לגבות כסף מהזוכה).</text:span></text:p>
      <text:p text:style-name="P13"><text:span text:style-name="T63">משפט</text:span><text:span text:style-name="T46">: </text:span><text:span text:style-name="T49">תוצאה של מכרז היא יעילה-פארטו אם-ורק-אם החפץ נמסר לקונה בעל הערך הגבוה ביותר.</text:span></text:p>
      <text:p text:style-name="P14"><text:span text:style-name="T62">הוכחה</text:span><text:span text:style-name="T40">: נוכיח על-דרך השלילה.</text:span></text:p>
      <text:p text:style-name="P15"><text:span text:style-name="T66">כיוון </text:span><text:span text:style-name="T67">אחד</text:span><text:span text:style-name="T40">: נניח </text:span><text:span text:style-name="T50">שתוצאה א </text:span><text:span text:style-name="T40">אי</text:span><text:span text:style-name="T50">נה</text:span><text:span text:style-name="T40"> יעיל</text:span><text:span text:style-name="T50">ה-</text:span><text:span text:style-name="T40">פארטו. אז </text:span><text:span text:style-name="T50">קיימת תוצאה ב שהיא שיפור-פארטו שלה. התשלום שמקבל מנהל המכרז בתוצאה ב חייב להיות </text:span><text:span text:style-name="T57">לפחות כמו ב</text:span><text:span text:style-name="T50">תוצאה א (</text:span><text:span text:style-name="T57">אחרת </text:span><text:span text:style-name="T50">מנהל המכרז מפסיד). </text:span><text:span text:style-name="T51">לכן סכום התשלומים שמשלמים הקונים בתוצאה ב </text:span><text:span text:style-name="T58">הוא לפחות כמו ב</text:span><text:span text:style-name="T51">תוצאה א. </text:span><text:span text:style-name="T52">כיוון שזה שיפור פארטו - </text:span><text:soft-page-break/><text:span text:style-name="T52">סכום הערכים של הקונים בתוצאה ב</text:span><text:span text:style-name="T59"> חייב להיות</text:span><text:span text:style-name="T52"> </text:span><text:span text:style-name="T68">גדול יותר </text:span><text:span text:style-name="T52">מ</text:span><text:span text:style-name="T60">ב</text:span><text:span text:style-name="T52">תוצאה א</text:span><text:span text:style-name="T53">. </text:span><text:span text:style-name="T54">לכן, בתוצאה א סכום הערכים של הקונים אינו מקסימלי. לכן, בתוצאה א החפץ אינו נמסר לקונה עם הערך הגבוה ביותר.</text:span></text:p>
      <text:p text:style-name="P32"><text:span text:style-name="T67">כ</text:span><text:span text:style-name="T66">יוון שני</text:span><text:span text:style-name="T40">: </text:span><text:span text:style-name="T54">נניח שבתוצאה א, החפץ </text:span><text:span text:style-name="T55">נמסר לקונה א, שהערך שלו (x) אינו הגבוה ביותר. נוכיח שקיים שיפור-פארטו. נניח שהקונה עם הערך הגבוה ביותר הוא קונה ב, והערך שלו הוא y. נניח שבתוצאה א, קונה א משלם p וקונה ב משלם q. נבנה את תוצאה ב באופן הבא:</text:span></text:p>
      <text:list xml:id="list133778541873599890" text:style-name="L4">
        <text:list-item>
          <text:p text:style-name="P78">החפץ נמסר לקונה ב;</text:p>
        </text:list-item>
        <text:list-item>
          <text:p text:style-name="P79"><text:span text:style-name="T40">קונה א משלם p-</text:span><text:span text:style-name="T56">x;</text:span></text:p>
        </text:list-item>
        <text:list-item>
          <text:p text:style-name="P80"><text:span text:style-name="T40">קונה ב משלם q+</text:span><text:span text:style-name="T56">x</text:span><text:span text:style-name="T40">;</text:span></text:p>
        </text:list-item>
        <text:list-item>
          <text:p text:style-name="P81"><text:span text:style-name="T56">כ</text:span><text:span text:style-name="T40">ל שאר הקונים משלמים כמו בתוצאה א.</text:span></text:p>
        </text:list-item>
      </text:list>
      <text:p text:style-name="P16"><text:span text:style-name="T40">תוצאה ב היא שיפור פארטו של תוצאה א: </text:span><text:span text:style-name="T56">התועלת של קונה ב גדלה (הוא הרויח חפץ ששווה עבורו y, והתשלום שלו גדל רק ב-x שהוא קטן יותר מ-y). התועלת של קונה א לא השתנתה (הוא הפסיד חפץ ששווה עבורו x, אבל גם התשלום שלו קטן יותר ב-x); התועלת של כל שאר הקונים לא השתנתה; וגם התועלת של מנהל המכרז לא השתנתה (סכום התשלומים נשאר זהה).</text:span></text:p>
      <text:p text:style-name="P11"><text:span text:style-name="T64">הערה</text:span><text:span text:style-name="T40">:</text:span><text:span text:style-name="T61"> אפשר באותו אופן להוכיח משפט כללי יותר:</text:span><text:span text:style-name="T40"> בכלכלה עם כסף, כשלכל השחקנים יש תועלות קוואזי-ליניאריות, תוצאה היא יעילה-פארטו אם-ורק-אם היא ממקסמת את סכום הערכים</text:span><text:span text:style-name="T47"> של הקונים</text:span><text:span text:style-name="T40">.</text:span></text:p>
      <text:p text:style-name="P24"><text:span text:style-name="T10">מכרז </text:span><text:span text:style-name="T17">פירסום</text:span></text:p>
      <text:p text:style-name="P62">בעקבות הניסיון הכושל של חברת Overture, החליטו המהנדסים של גוגל, שמכרז-הפירסום בתוצאות החיפוש שלהם יסתמך על מכרז מחיר שני. זה עבד טוב מאד כל עוד היתה פרסומת אחת בכל דף. אבל אז החליטו להרחיב את המכרזים ולמכור כמה פרסומות בכל דף. זה דומה למכרז שבו כמה חפצים נמכרים. יותר מזה, החפצים אינם זהים: פרסומת בראש הדף שווה יותר מפרסומת בתחתית הדף. לכל פרסומת ישנו <text:span text:style-name="T32">שיעור הקלקה</text:span> (click-through rate<text:span text:style-name="T156">, CTR</text:span>)<text:span text:style-name="T138">,</text:span> המתאר כמה אחוזים מבין האנשים הצופים בדף מקליקים על הפרסומת; ככל שהפרסומת גבוהה יותר, שיעור ההקלקה עליה גבוה יותר.<text:span text:style-name="T75"> איך אפשר להכליל את מכרז-מחיר-שני למצב זה?</text:span></text:p>
      <text:p text:style-name="P64">קודם-כל נגדיר במדוייק את ההנחות.</text:p>
      <text:p text:style-name="P63"><text:span text:style-name="T83">יש כמה משבצות-פירסום. </text:span><text:span text:style-name="T82">לכל משבצת </text:span><text:span text:style-name="T109">k </text:span><text:span text:style-name="T82">יש </text:span><text:span text:style-name="T83">שיעור</text:span><text:span text:style-name="T82">-הקלקה </text:span><text:span text:style-name="T109">r</text:span><text:span text:style-name="T121">k </text:span><text:span text:style-name="T122">. </text:span><text:span text:style-name="T124">נניח בה"כ שהמשבצות מסודרות כך ש:</text:span></text:p>
      <text:p text:style-name="P55"><text:span text:style-name="T109">r</text:span><text:span text:style-name="T121">1</text:span><text:span text:style-name="T109"> &gt; r</text:span><text:span text:style-name="T121">2</text:span><text:span text:style-name="T109"> &gt; … <text:s/></text:span></text:p>
      <text:p text:style-name="P44"><text:span text:style-name="T82">לכל מפרסם </text:span><text:span text:style-name="T109">j</text:span><text:span text:style-name="T82"> יש ערך-הקלקה </text:span><text:span text:style-name="T109">v</text:span><text:span text:style-name="T121">j</text:span><text:span text:style-name="T110">, המציין כמה המפרסם חושב שהוא ירויח, בממוצע, מהקלקה על המודעה שלו. איך מחשבים <text:s/>את ה-v</text:span><text:span text:style-name="T123">j</text:span><text:span text:style-name="T110"> הזה? זה אחד התפקידים החשובים של מחלקת-השיווק בחברה. יש להם סטטיסטיקות מפורטות, כמה אנשים בממוצע נכנסים לכל מודעה, כמה מתוכם קונים מוצר, וכמה רווח יש לחברה מקניית המוצר, ולפי זה הם יכולים לחשב את </text:span><text:span text:style-name="T118">תוחלת הערך </text:span><text:span text:style-name="T110">של הקלקה על המודעה. </text:span><text:span text:style-name="T82">מכאן: כל מפרסם </text:span><text:span text:style-name="T84">j </text:span><text:span text:style-name="T82">מעריך את משבצת </text:span><text:span text:style-name="T109">k <text:s/></text:span><text:span text:style-name="T82">כ:</text:span></text:p>
      <text:p text:style-name="P56"><text:span text:style-name="T109">v</text:span><text:span text:style-name="T121">j</text:span><text:span text:style-name="T109"> * r</text:span><text:span text:style-name="T121">k</text:span><text:span text:style-name="T109"> <text:s/></text:span></text:p>
      <text:p text:style-name="P45"><text:span text:style-name="T79">המטרה שלנו</text:span><text:span text:style-name="T82"> למצוא מכרז שהוא</text:span><text:span text:style-name="T84"> גם </text:span><text:span text:style-name="T80">יעיל פארטו</text:span><text:span text:style-name="T81"> </text:span><text:span text:style-name="T84">וגם </text:span><text:span text:style-name="T80">אמיתי</text:span><text:span text:style-name="T84"> (- מעודד כל מפרסם לגלות את ה</text:span><text:span text:style-name="T85">- </text:span><text:span text:style-name="T110">v</text:span><text:span text:style-name="T123">j</text:span><text:span text:style-name="T84"> האמיתי שלו).</text:span><text:span text:style-name="T85"> </text:span></text:p>
      <text:p text:style-name="P45"><text:span text:style-name="T85">נתחיל מהתכונה הראשונה</text:span><text:span text:style-name="T86">.</text:span><text:span text:style-name="T87"> עבור כל מפרסם j, נסמן ב k(j) את המודעה שהוא מקבל.</text:span></text:p>
      <text:p text:style-name="P50"><text:soft-page-break/></text:p>
      <text:p text:style-name="P43"><text:span text:style-name="T125">מ</text:span><text:span text:style-name="T80">שפט</text:span><text:span text:style-name="T82">:</text:span><text:span text:style-name="T86"> </text:span><text:span text:style-name="T82">הקצאת מקומות למפרסמים היא יעילה-פארטו, אם-ורק-אם היא ממקסמת את סכום הערכים:</text:span></text:p>
      <text:p text:style-name="P57"><text:span text:style-name="T109">v</text:span><text:span text:style-name="T136">1</text:span><text:span text:style-name="T109"> * r</text:span><text:span text:style-name="T136">k(1) </text:span><text:span text:style-name="T109"><text:s/>+ v</text:span><text:span text:style-name="T136">2</text:span><text:span text:style-name="T109"> * r</text:span><text:span text:style-name="T136">k(2) <text:s/></text:span><text:span text:style-name="T109">+ v</text:span><text:span text:style-name="T136">3</text:span><text:span text:style-name="T109"> * r</text:span><text:span text:style-name="T136">k(3) <text:s text:c="2"/></text:span><text:span text:style-name="T109">+ …</text:span></text:p>
      <text:p text:style-name="P43"><text:span text:style-name="T80">הוכחה</text:span><text:span text:style-name="T82">:</text:span><text:span text:style-name="T88"> </text:span><text:span text:style-name="T82">אם ההקצאה </text:span><text:span text:style-name="T88">אינה </text:span><text:span text:style-name="T82">יעילה פארטו, אז קיים לה שיפור פארטו, ובו סכום הערכים גבוה יותר.</text:span><text:span text:style-name="T109"> אם ההקצאה לא ממקסמת את סכום הערכים, אז ניתן לעבור להקצאה שבה סכום הערכים גבוה יותר ולהעביר כספים בין המשתתפים, ומתקבל שיפור פארטו</text:span><text:span text:style-name="T111"> (כמו בהוכחת יעילות פארטו לגבי מכרז חפץ יחיד)</text:span><text:span text:style-name="T109">.</text:span><text:span text:style-name="T112"> <text:s/>***</text:span></text:p>
      <text:p text:style-name="P37"/>
      <text:p text:style-name="P35"><text:span text:style-name="T89">איך מוצאים הקצאה הממקסמת את סכום הערכים? אפשר להשתמש ב</text:span><text:span text:style-name="T76">א</text:span><text:span text:style-name="T79">לגוריתם חמדני</text:span><text:span text:style-name="T82">:</text:span></text:p>
      <text:list xml:id="list4611397909432134719" text:style-name="L5">
        <text:list-item>
          <text:p text:style-name="P88"><text:span text:style-name="T139">סדר את המפרסמים בסדר יורד של </text:span><text:span text:style-name="T146">v</text:span><text:span text:style-name="T152">j</text:span><text:span text:style-name="T146">:</text:span></text:p>
        </text:list-item>
        <text:list-item>
          <text:p text:style-name="P92"><text:span text:style-name="T146">v</text:span><text:span text:style-name="T152">1</text:span><text:span text:style-name="T146"> &gt; v</text:span><text:span text:style-name="T152">2</text:span><text:span text:style-name="T146"> &gt; … </text:span></text:p>
        </text:list-item>
        <text:list-item>
          <text:p text:style-name="P87"><text:span text:style-name="T139">תן למפרסם </text:span><text:span text:style-name="T146">j</text:span><text:span text:style-name="T139"> את המקום ה-</text:span><text:span text:style-name="T146">j</text:span><text:span text:style-name="T139">.</text:span></text:p>
        </text:list-item>
      </text:list>
      <text:p text:style-name="P51"/>
      <text:p text:style-name="P37"/>
      <text:p text:style-name="P43"><text:span text:style-name="T125">מ</text:span><text:span text:style-name="T80">שפט</text:span><text:span text:style-name="T82">: האלגוריתם החמדני ממקסם סכום ערכים.</text:span></text:p>
      <text:p text:style-name="P43"><text:span text:style-name="T80">הוכחה</text:span><text:span text:style-name="T82">:</text:span><text:span text:style-name="T109"> </text:span><text:span text:style-name="T82">נניח בשלילה שיש סדר </text:span><text:span text:style-name="T117">שונה</text:span><text:span text:style-name="T82">,</text:span><text:span text:style-name="T109"> k, </text:span><text:span text:style-name="T82">הממקסם את סכום הערכים. בסדר זה יש מפרסמים </text:span><text:span text:style-name="T109">j,i</text:span><text:span text:style-name="T82"> <text:s/>שעבורם:</text:span></text:p>
      <text:p text:style-name="P42"><text:span text:style-name="T109">v</text:span><text:span text:style-name="T136">j</text:span><text:span text:style-name="T109"> &lt; v</text:span><text:span text:style-name="T136">i <text:s text:c="23"/></text:span><text:span text:style-name="T109">r</text:span><text:span text:style-name="T136">k(j)</text:span><text:span text:style-name="T109"> &gt; r</text:span><text:span text:style-name="T136">k(i)</text:span></text:p>
      <text:p text:style-name="P43"><text:span text:style-name="T82">נחליף את מפרסמים </text:span><text:span text:style-name="T109">j</text:span><text:span text:style-name="T82"> ו-</text:span><text:span text:style-name="T109">i</text:span><text:span text:style-name="T82">. אחרי ההחלפה, </text:span><text:span text:style-name="T109">i</text:span><text:span text:style-name="T82"> נמצא במקום k(j) ו </text:span><text:span text:style-name="T109">j </text:span><text:span text:style-name="T82">נמצא במקום k(i). השינוי בסכום</text:span><text:span text:style-name="T90"> הוא</text:span><text:span text:style-name="T82">:</text:span></text:p>
      <text:p text:style-name="P56"><text:span text:style-name="T109">v</text:span><text:span text:style-name="T136">i</text:span><text:span text:style-name="T109">*</text:span><text:span text:style-name="T82">(</text:span><text:span text:style-name="T109">r</text:span><text:span text:style-name="T136">k(j)</text:span><text:span text:style-name="T109">-r</text:span><text:span text:style-name="T136">k(i)</text:span><text:span text:style-name="T82">)</text:span><text:span text:style-name="T109"> <text:s/>- <text:s/>v</text:span><text:span text:style-name="T136">j</text:span><text:span text:style-name="T109">*</text:span><text:span text:style-name="T82">(</text:span><text:span text:style-name="T109">r</text:span><text:span text:style-name="T136">k(j)</text:span><text:span text:style-name="T109">-r</text:span><text:span text:style-name="T136">k(i)</text:span><text:span text:style-name="T82">)</text:span><text:span text:style-name="T109"> = </text:span><text:span text:style-name="T82">(</text:span><text:span text:style-name="T109">v</text:span><text:span text:style-name="T136">i</text:span><text:span text:style-name="T109">-v</text:span><text:span text:style-name="T136">j</text:span><text:span text:style-name="T82">)(</text:span><text:span text:style-name="T109">r</text:span><text:span text:style-name="T136">k(j)</text:span><text:span text:style-name="T109">-r</text:span><text:span text:style-name="T136">k(i)</text:span><text:span text:style-name="T82">)</text:span><text:span text:style-name="T109"> &gt; 0</text:span></text:p>
      <text:p text:style-name="P50"/>
      <text:p text:style-name="P51">מכאן שהסדר האחר אינו ממקסם את סכום הערכים – סתירה להנחה. <text:s/>***</text:p>
      <text:p text:style-name="P38"/>
      <text:p text:style-name="P46"><text:span text:style-name="T130">עכשיו אנחנו יודעים איך לחלק את שטחי-הפירסום בין המפרסמים. </text:span><text:span text:style-name="T127">נשאר לנו רק לקבוע את התשלומים</text:span><text:span text:style-name="T128"> - כמה ישלם כל מפרסם על כל הקלקה</text:span><text:span text:style-name="T127">. כמו במכרז על חפץ יחיד, גם כאן התשלומים הם שיקבעו אם המכרז יהיה אמיתי או לא.</text:span><text:span text:style-name="T129"> <text:s text:c="2"/>איך נכליל את כלל-התשלומים של ויקרי, מחפץ אחד לכמה חפצים שונים?</text:span></text:p>
      <text:p text:style-name="P53"/>
      <text:p text:style-name="P47"><text:span text:style-name="T129">הפתרון הראשון שהשתמשו בו מהנדסי גוגל נקרא </text:span><text:span text:style-name="T120">מכרז מחיר שני מוכלל</text:span><text:span text:style-name="T79"> </text:span><text:span text:style-name="T82"><text:s text:c="2"/>– Generalized Second Price Auction - GSP</text:span><text:span text:style-name="T91">. <text:s/></text:span><text:span text:style-name="T82">המפרסם שההכרזה שלו היא ה-</text:span><text:span text:style-name="T109">j</text:span><text:span text:style-name="T82"> בגובהה, זוכה במקום </text:span><text:span text:style-name="T109">j</text:span><text:span text:style-name="T82">, ומשלם את ההכרזה של המפרסם ה-</text:span><text:span text:style-name="T109">j</text:span><text:span text:style-name="T82">+1</text:span><text:span text:style-name="T91"> (ועוד סנט אחד). <text:s text:c="2"/></text:span><text:span text:style-name="T82">כשיש רק </text:span><text:span text:style-name="T91">משבצת פירסום אחת, </text:span><text:span text:style-name="T82">זה בדיוק </text:span><text:span text:style-name="T91">כמו </text:span><text:span text:style-name="T82">מכרז ויקרי</text:span><text:span text:style-name="T91">, ולכן השם "מכרז מחיר שני מוכלל". <text:s text:c="2"/>אבל האם המכרז אכן אמיתי כשיש שני מקומות או יותר?</text:span></text:p>
      <text:p text:style-name="P51"/>
      <text:p text:style-name="P43"><text:span text:style-name="T125">מ</text:span><text:span text:style-name="T80">שפט</text:span><text:span text:style-name="T82">: כשיש שני מקומות או יותר, מכרז מחיר שני מוכלל </text:span><text:span text:style-name="T117">אינו </text:span><text:span text:style-name="T82">אמיתי.</text:span></text:p>
      <text:p text:style-name="P51"/>
      <text:p text:style-name="P43"><text:span text:style-name="T80">הוכחה</text:span><text:span text:style-name="T82">: מספיק להביא דוגמה נגדית אחת</text:span><text:span text:style-name="T91">. נניח שיש שני מקומות ושלושה מפרסמים:</text:span></text:p>
      <text:p text:style-name="P54"><text:span text:style-name="T109">r</text:span><text:span text:style-name="T136">1</text:span><text:span text:style-name="T82"> = 0.1, <text:s text:c="2"/></text:span><text:span text:style-name="T109">r</text:span><text:span text:style-name="T136">2</text:span><text:span text:style-name="T82"> = 0.05, </text:span></text:p>
      <text:p text:style-name="P54"><text:span text:style-name="T109">v</text:span><text:span text:style-name="T136">1</text:span><text:span text:style-name="T82"> = 10, <text:s text:c="2"/></text:span><text:span text:style-name="T109">v</text:span><text:span text:style-name="T136">2</text:span><text:span text:style-name="T82"> = 9, <text:s text:c="4"/></text:span><text:span text:style-name="T109"><text:s/>v</text:span><text:span text:style-name="T136">3</text:span><text:span text:style-name="T82">=6.</text:span></text:p>
      <text:p text:style-name="P43"><text:span text:style-name="T82">אם מפרסם 1 אמיתי ומכריז 10, </text:span><text:span text:style-name="T92">הוא זוכה במקום ראשון, </text:span><text:span text:style-name="T102">מרויח 10 לקליק ומשלם 9 לקליק, </text:span><text:span text:style-name="T92">ו</text:span><text:span text:style-name="T82">התועלת שלו</text:span><text:span text:style-name="T103"> היא</text:span><text:span text:style-name="T82">:</text:span></text:p>
      <text:p text:style-name="P58">0.1*(10-9) = 0.1</text:p>
      <text:p text:style-name="P43"><text:span text:style-name="T82">אם מפרסם 1 מתחכם ומכריז 8, </text:span><text:span text:style-name="T92">הוא זוכה במקום שני,</text:span><text:span text:style-name="T102"> מרויח 10 לקליק ומשלם 6 לקליק, </text:span><text:span text:style-name="T92">ו</text:span><text:span text:style-name="T82">התועלת שלו:</text:span></text:p>
      <text:p text:style-name="P58">0.05*(10-6) = 0.2</text:p>
      <text:p text:style-name="P48"><text:span text:style-name="T113">באופן כללי, במכרז GSP עדיף למפרסמים (לפעמים) להוריד את המחיר ולזכות במקום פחות טוב ויותר זול!</text:span><text:span text:style-name="T114"> <text:s text:c="2"/></text:span><text:span text:style-name="T113">מה אפשר לעשות? </text:span><text:span text:style-name="T109">מה היא ההכללה ה</text:span><text:span text:style-name="T119">אמיתית</text:span><text:span text:style-name="T117"> </text:span><text:span text:style-name="T109">של מכרז ויקרי למצב של יותר מחפץ אחד?</text:span></text:p>
      <text:p text:style-name="P38"/>
      <text:p text:style-name="Heading_20_2"><text:soft-page-break/><text:span text:style-name="T131">מ</text:span><text:span text:style-name="T126">כרז ויקרי-קלארק-גרובס (VCG)</text:span></text:p>
      <text:p text:style-name="P49"><text:span text:style-name="T134">המכרז</text:span><text:span text:style-name="T131"> שנתאר עכשיו הוא </text:span><text:span text:style-name="T134">מכרז</text:span><text:span text:style-name="T131"> אמיתי כללי ביותר. הוא מתאים </text:span><text:span text:style-name="T135">לא רק לפרסומות, אלא </text:span><text:span text:style-name="T131">לכל בעיה של בחירה בין כמה תוצאות אפשריות, כאשר לכל משתתף ישנן העדפות "כספיות" על התוצאות האפשריות, וההעדפות הן קוואזי-ליניאריות בכסף -- </text:span><text:span text:style-name="T82">התועלת </text:span><text:span text:style-name="T93">של שחקן היא </text:span><text:span text:style-name="T82">ערך התוצאה </text:span><text:span text:style-name="T79">פחות </text:span><text:span text:style-name="T82">התשלום</text:span><text:span text:style-name="T93">.</text:span><text:span text:style-name="T107"> המכרז נקרא ויקרי-קלארק-גרובס, על-שם ממציאיו (Vickrey, Clarke, Groves).</text:span><text:span text:style-name="T108"> <text:s text:c="2"/></text:span><text:span text:style-name="T106">המכרז </text:span><text:span text:style-name="T94">עובד באופן הבא.</text:span></text:p>
      <text:list xml:id="list8926916325226016147" text:style-name="L6">
        <text:list-item>
          <text:p text:style-name="P90">בחר את התוצאה עם סכום-הערכים הגבוה ביותר. </text:p>
        </text:list-item>
        <text:list-item>
          <text:p text:style-name="P91">עבור כל שחקן:</text:p>
          <text:list>
            <text:list-item>
              <text:p text:style-name="P90">חשב את סכום הערכים של שאר השחקנים.</text:p>
            </text:list-item>
            <text:list-item>
              <text:p text:style-name="P89"><text:span text:style-name="T139">חשב את סכום הערכים של שאר השחקנים </text:span><text:span text:style-name="T150">אילו השחקן הנוכחי לא היה משתתף</text:span><text:span text:style-name="T139">.</text:span></text:p>
            </text:list-item>
          </text:list>
        </text:list-item>
        <text:list-item>
          <text:p text:style-name="P89"><text:span text:style-name="T140"><text:s/></text:span><text:span text:style-name="T139">גבה מהשחקן את ההפרש בין שני הסכומים.</text:span></text:p>
        </text:list-item>
      </text:list>
      <text:p text:style-name="P39"/>
      <text:p text:style-name="P36"><text:span text:style-name="T82">להדגמה, ראו </text:span><text:span text:style-name="T95">את "בעיית בחירת המסעדה" </text:span><text:span text:style-name="T82">בגליון האלקטרוני המצורף.</text:span></text:p>
      <text:p text:style-name="P40"/>
      <text:p text:style-name="P41"><text:span text:style-name="T158">כשיש</text:span> חפץ אחד, מכרז <text:span text:style-name="T158">VCG</text:span> זהה למכרז ויקרי:</text:p>
      <text:list xml:id="list5719452642586631547" text:style-name="L7">
        <text:list-item>
          <text:p text:style-name="P93"><text:span text:style-name="T153">"</text:span><text:span text:style-name="T145">בחר</text:span><text:span text:style-name="T141"> את התוצאה עם סכום-הערכים הגבוה ביותר</text:span><text:span text:style-name="T140">" - במכרז עם חפץ אחד, המשמעות היא פשוט לתת את החפץ לשחקן עם הערך הגבוה ביותר (נסמן ערך זה ב</text:span><text:span text:style-name="T147">v</text:span><text:span text:style-name="T155">1</text:span><text:span text:style-name="T140">).</text:span></text:p>
        </text:list-item>
        <text:list-item>
          <text:p text:style-name="P93"><text:span text:style-name="T139">עבור כל שחקן</text:span><text:span text:style-name="T140">: </text:span></text:p>
          <text:list>
            <text:list-item>
              <text:p text:style-name="P94"><text:span text:style-name="T140">"</text:span><text:span text:style-name="T139">חשב את סכום הערכים של שאר השחקנים </text:span><text:span text:style-name="T146">כשהשחקן הנוכחי משתתף</text:span><text:span text:style-name="T147">" - </text:span><text:span text:style-name="T139">לזוכה</text:span><text:span text:style-name="T140">, </text:span><text:span text:style-name="T139">הסכום של האחרים הוא 0; לכל </text:span><text:span text:style-name="T149">השאר</text:span><text:span text:style-name="T140">,</text:span><text:span text:style-name="T139"> הסכום </text:span><text:span text:style-name="T140">של האחרים </text:span><text:span text:style-name="T139">הוא </text:span><text:span text:style-name="T146">v</text:span><text:span text:style-name="T154">1</text:span><text:span text:style-name="T139">.</text:span></text:p>
            </text:list-item>
            <text:list-item>
              <text:p text:style-name="P93"><text:span text:style-name="T140">"</text:span><text:span text:style-name="T139">חשב את סכום הערכים של שאר השחקנים <text:s/></text:span><text:span text:style-name="T146">אילו השחקן הנוכחי לא היה משתתף</text:span><text:span text:style-name="T147">" - </text:span><text:span text:style-name="T139">לזוכה</text:span><text:span text:style-name="T140">, </text:span><text:span text:style-name="T139"><text:s/>הסכום של האחרים היה </text:span><text:span text:style-name="T146">v</text:span><text:span text:style-name="T154">2</text:span><text:span text:style-name="T155"> </text:span><text:span text:style-name="T147">(המחיר השני); ל</text:span><text:span text:style-name="T146">כל </text:span><text:span text:style-name="T148">השאר</text:span><text:span text:style-name="T147">, הסכום של האחרים היה עדיין</text:span><text:span text:style-name="T146"> <text:s/>v</text:span><text:span text:style-name="T154">1</text:span><text:span text:style-name="T140">.</text:span></text:p>
            </text:list-item>
          </text:list>
        </text:list-item>
        <text:list-item>
          <text:p text:style-name="P93"><text:span text:style-name="T140">"</text:span><text:span text:style-name="T139">גבה מהשחקן את ההפרש בין הסכומים</text:span><text:span text:style-name="T140">" - </text:span><text:span text:style-name="T139">לזוכה</text:span><text:span text:style-name="T140">,</text:span><text:span text:style-name="T139"> ההפרש </text:span><text:span text:style-name="T140">הזה </text:span><text:span text:style-name="T139">הוא </text:span><text:span text:style-name="T146">v</text:span><text:span text:style-name="T154">2</text:span><text:span text:style-name="T146">; לכל </text:span><text:span text:style-name="T149">השאר</text:span><text:span text:style-name="T147">, ההפרש הוא </text:span><text:span text:style-name="T146">0</text:span><text:span text:style-name="T147">.</text:span></text:p>
        </text:list-item>
      </text:list>
      <text:p text:style-name="P29"><text:span text:style-name="T137">מ</text:span><text:span text:style-name="T80">שפט</text:span><text:span text:style-name="T82">: מנגנון ויקרי-קלארק-גרובס הוא אמיתי.</text:span><text:span text:style-name="T96"> </text:span></text:p>
      <text:p text:style-name="P59"><text:span text:style-name="T80">הוכחה</text:span><text:span text:style-name="T82">: <text:s/></text:span><text:span text:style-name="T96">נזכיר את המושגים שנשתמש בהם בהוכחה: </text:span><text:span text:style-name="T117">ערך </text:span><text:span text:style-name="T109">= ברוטו (לא כולל המחיר);</text:span><text:span text:style-name="T115"> <text:s/></text:span><text:span text:style-name="T117">תועלת </text:span><text:span text:style-name="T109">= נטו (ערך פחות מחיר).</text:span><text:span text:style-name="T115"> <text:s text:c="3"/></text:span><text:span text:style-name="T82">התועלת של כל שחקן היא:</text:span></text:p>
      <text:list xml:id="list6998938331007626127" text:style-name="L8">
        <text:list-item>
          <text:p text:style-name="P99"><text:span text:style-name="T139">הערך של השחקן עצמו</text:span><text:span text:style-name="T142">;</text:span></text:p>
        </text:list-item>
        <text:list-item>
          <text:p text:style-name="P99"><text:span text:style-name="T139">פחות הסכום של שאר השחקנים בלעדיו</text:span><text:span text:style-name="T142">;</text:span></text:p>
        </text:list-item>
        <text:list-item>
          <text:p text:style-name="P99"><text:span text:style-name="T139">ועוד הסכום של שאר השחקנים כשהוא פה</text:span><text:span text:style-name="T142">.</text:span></text:p>
        </text:list-item>
      </text:list>
      <text:p text:style-name="P60"><text:span text:style-name="T97">נסכם את שורות 1 ו-3, ונקבל ש</text:span><text:span text:style-name="T82">התועלת של כל שחקן היא:</text:span></text:p>
      <text:list xml:id="list7621897095350142127" text:style-name="L9">
        <text:list-item>
          <text:p text:style-name="P100"><text:span text:style-name="T139">סכום הערכים של כל השחקנים (שורה 1,3)</text:span><text:span text:style-name="T143">;</text:span></text:p>
        </text:list-item>
        <text:list-item>
          <text:p text:style-name="P100"><text:span text:style-name="T139">פחות מספר </text:span><text:span text:style-name="T150">שאינו תלוי </text:span><text:span text:style-name="T151">כלל </text:span><text:span text:style-name="T150">בהצהרה </text:span><text:span text:style-name="T151">של השחקן </text:span><text:span text:style-name="T139">(שורה 2)</text:span><text:span text:style-name="T144">.</text:span></text:p>
        </text:list-item>
      </text:list>
      <text:p text:style-name="P59"><text:span text:style-name="T82">השחקן שואף להשיג תועלת גדולה ביותר.</text:span><text:span text:style-name="T98"> על שורה 2 הוא לא יכול להשפיע, לכן יש לו אינטרס למקסם את הסכום של שורות 1+3. </text:span><text:span text:style-name="T101"><text:s text:c="2"/></text:span><text:span text:style-name="T98">אבל, זה בדיוק מה שעושה אלגוריתם </text:span><text:span text:style-name="T101">VCG </text:span><text:span text:style-name="T99">כשהשחקן אמיתי </text:span><text:span text:style-name="T98">- ממקסם את סכום הערכים של כולם! </text:span><text:span text:style-name="T100">לכן, אם השחקן אומר את האמת, האלגוריתם בוחר את האפשרות הטובה ביותר עבורו</text:span><text:span text:style-name="T98">. <text:s/></text:span><text:span text:style-name="T82"><text:s/>***</text:span></text:p>
      <text:p text:style-name="Heading_20_2"><text:soft-page-break/><text:span text:style-name="T132">אלגוריתם </text:span><text:span text:style-name="T126">VCG</text:span><text:span text:style-name="T132"> בפירסום</text:span></text:p>
      <text:p text:style-name="P26"><text:span text:style-name="T77">נדגים את פעולת אלגוריתם VCG במכרזי פירסום. </text:span><text:span text:style-name="T78">נחזור לדוגמה הקודמת שבה יש שני מקומות ושלושה מפרסמים, עם הנתונים הבאים:</text:span></text:p>
      <text:p text:style-name="P54"><text:span text:style-name="T109">r</text:span><text:span text:style-name="T121">1</text:span><text:span text:style-name="T82"> = 0.1, <text:s text:c="2"/></text:span><text:span text:style-name="T109">r</text:span><text:span text:style-name="T121">2</text:span><text:span text:style-name="T82"> = 0.05, </text:span></text:p>
      <text:p text:style-name="P54"><text:span text:style-name="T109">v</text:span><text:span text:style-name="T121">1</text:span><text:span text:style-name="T82"> = 10, <text:s text:c="2"/></text:span><text:span text:style-name="T109">v</text:span><text:span text:style-name="T121">2</text:span><text:span text:style-name="T82"> = 9, <text:s text:c="4"/></text:span><text:span text:style-name="T109"><text:s/>v</text:span><text:span text:style-name="T121">3</text:span><text:span text:style-name="T82">=6.</text:span></text:p>
      <text:p text:style-name="P43"><text:span text:style-name="T79">המחיר למפרסם 1</text:span><text:span text:style-name="T82">:</text:span></text:p>
      <text:p text:style-name="P58"><text:s text:c="3"/>9*0.1 <text:s text:c="2"/>+ 6*0.05 <text:s text:c="2"/>– סכום האחרים בלעדיו</text:p>
      <text:p text:style-name="P54"><text:span text:style-name="T82"><text:s/></text:span><text:span text:style-name="T79">-</text:span><text:span text:style-name="T82"> 9*0.05 <text:s text:c="6"/>– <text:s/>סכום האחרים כשהוא נמצא</text:span></text:p>
      <text:p text:style-name="P54"><text:span text:style-name="T82"><text:s/>= </text:span><text:span text:style-name="T79">7.5</text:span><text:span text:style-name="T82"> * 0.1 <text:s/></text:span></text:p>
      <text:p text:style-name="P52">עכשיו הוא משלם 7.5 </text:p>
      <text:p text:style-name="P43"><text:span text:style-name="T79">המחיר למפרסם 2</text:span><text:span text:style-name="T82">:</text:span></text:p>
      <text:p text:style-name="P58"><text:s text:c="3"/>10*0.1 + 6*0.05 <text:s/>– סכום האחרים בלעדיו</text:p>
      <text:p text:style-name="P54"><text:span text:style-name="T82"><text:s/></text:span><text:span text:style-name="T79">-</text:span><text:span text:style-name="T82"> 10*0.1 <text:s text:c="5"/>– <text:s/>סכום האחרים כשהוא נמצא</text:span></text:p>
      <text:p text:style-name="P54"><text:span text:style-name="T82"><text:s/>= </text:span><text:span text:style-name="T79">6 * </text:span><text:span text:style-name="T82">0.05 <text:s text:c="2"/>(כמו קודם)</text:span></text:p>
      <text:p text:style-name="Heading_20_2"><text:span text:style-name="T126">VCG</text:span><text:span text:style-name="T132"> </text:span><text:span text:style-name="T133">לעומת GSP</text:span></text:p>
      <text:p text:style-name="P27"><text:span text:style-name="T104">V</text:span><text:span text:style-name="T82">CG הוא אמיתי, אבל התשלומים בו נמוכים יותר מב-GSP. </text:span></text:p>
      <text:p text:style-name="P26"><text:span text:style-name="T105">ה</text:span><text:span text:style-name="T104">תש</text:span><text:span text:style-name="T82">לום </text:span><text:span text:style-name="T79">כולל</text:span><text:span text:style-name="T82"> של מפרסם </text:span><text:span text:style-name="T109">i</text:span><text:span text:style-name="T82"> במכרז VCG</text:span><text:span text:style-name="T105"> הוא:</text:span></text:p>
      <text:p text:style-name="P54"><text:span text:style-name="T109">v</text:span><text:span text:style-name="T121">i+1</text:span><text:span text:style-name="T109">*(r</text:span><text:span text:style-name="T121">i</text:span><text:span text:style-name="T109">-r</text:span><text:span text:style-name="T121">i+1</text:span><text:span text:style-name="T109">) + v</text:span><text:span text:style-name="T121">i+2</text:span><text:span text:style-name="T109">*(r</text:span><text:span text:style-name="T121">i+1</text:span><text:span text:style-name="T109">-r</text:span><text:span text:style-name="T121">i+2</text:span><text:span text:style-name="T109">) + …</text:span></text:p>
      <text:p text:style-name="P50"/>
      <text:p text:style-name="P43"><text:span text:style-name="T105">ה</text:span><text:span text:style-name="T82">תשלום </text:span><text:span text:style-name="T79">עבור קליק </text:span><text:span text:style-name="T82">של מפרסם </text:span><text:span text:style-name="T109">i</text:span><text:span text:style-name="T82"> במכרז VCG</text:span><text:span text:style-name="T105"> הוא:</text:span></text:p>
      <text:p text:style-name="P54"><text:span text:style-name="T109">[v</text:span><text:span text:style-name="T121">i+1</text:span><text:span text:style-name="T109">*(r</text:span><text:span text:style-name="T121">i</text:span><text:span text:style-name="T109">-r</text:span><text:span text:style-name="T121">i+1</text:span><text:span text:style-name="T109">) + v</text:span><text:span text:style-name="T121">i+2</text:span><text:span text:style-name="T109">*(r</text:span><text:span text:style-name="T121">i+1</text:span><text:span text:style-name="T109">-r</text:span><text:span text:style-name="T121">i+2</text:span><text:span text:style-name="T109">) + …] / r</text:span><text:span text:style-name="T121">i</text:span></text:p>
      <text:p text:style-name="P58"/>
      <text:p text:style-name="P43"><text:span text:style-name="T105">לעומת זאת, ה</text:span><text:span text:style-name="T82">תשלום </text:span><text:span text:style-name="T79">עבור קליק </text:span><text:span text:style-name="T82">של מפרסם </text:span><text:span text:style-name="T109">i</text:span><text:span text:style-name="T82"> במכרז GSP</text:span><text:span text:style-name="T105"> הוא:</text:span></text:p>
      <text:p text:style-name="P54"><text:span text:style-name="T109">v</text:span><text:span text:style-name="T121">i+1</text:span></text:p>
      <text:p text:style-name="P25">אפשר לראות שזה גדול יותר.</text:p>
      <text:p text:style-name="P25">לכן, מעבר ממכרז GSP למכרז VCG עלול לגרום לירידה זמנית ברווחים.</text:p>
      <text:p text:style-name="P25">למה ירידה זמנית? - כי במשך הזמן, צפוי שהמפרסמים יתרגלו לכך שהמכרז אמיתי ולכן הם לא צריכים להוריד את ההכרזות שלהם, ואז הרווחים יעלו בחזרה.</text:p>
      <text:p text:style-name="P28"><text:span text:style-name="T105">סיבה נוספת שבהתחלה לא רצו לעבור ל-VCG היתה שהוא מסובך למימוש, ופחות ברור למפרסמים. אבל, <text:s/>בשנים האחרונות חזרו להשתמש בו. הסיבה היא, שמ</text:span><text:span text:style-name="T82">כרזי-פירסום בימינו ממילא מאד מסובכי</text:span><text:span text:style-name="T105">ם. למשל בפייסבוק, </text:span><text:span text:style-name="T82">לא רק המיקום משתנה אלא גם הגודל והצורה</text:span><text:span text:style-name="T105">. </text:span><text:span text:style-name="T82">משלמים לא רק על קליק אלא גם על לייק וכד’.</text:span><text:span text:style-name="T105"> לכן </text:span><text:span text:style-name="T109">הכלל הפשוט של GSP לא עובד.</text:span><text:span text:style-name="T116"> לעומת זאת, מכרזVCG הוא כללי ויכול להתמודד גם עם מצבים מורכבים.</text:span></text:p>
      <text:p text:style-name="P65">מקורות</text:p>
      <text:list xml:id="list8822979088576929478" text:style-name="L10">
        <text:list-item>
          <text:p text:style-name="P84"><text:span text:style-name="T11">ו</text:span><text:span text:style-name="T10">יקיפדיה האנגלית, ערך Auction</text:span></text:p>
        </text:list-item>
        <text:list-item>
          <text:p text:style-name="P85"><text:soft-page-break/>הקורס של טים, שיעורים 13-16</text:p>
        </text:list-item>
      </text:list>
      <text:p text:style-name="Heading_20_2"><text:span text:style-name="T11">ס</text:span><text:span text:style-name="T10">רטים</text:span></text:p>
      <text:list xml:id="list4131650216505082093" text:style-name="L11">
        <text:list-item>
          <text:p text:style-name="P67">מכרז אנגלי על כד מתקופת שושלת מינג: https://youtu.be/ZyATAodMDrQ</text:p>
        </text:list-item>
        <text:list-item>
          <text:p text:style-name="P68">מכרז <text:span text:style-name="T28">אנגלי על </text:span>אוסף המכוניות של סיינפלד: https://youtu.be/nG1mkKgduiM</text:p>
        </text:list-item>
        <text:list-item>
          <text:p text:style-name="P69">מכרז הרווקים של קריימר: https://youtu.be/6WlwHRKE9xE</text:p>
        </text:list-item>
        <text:list-item>
          <text:p text:style-name="P70">מכרז<text:span text:style-name="T28"> </text:span>מוטות<text:span text:style-name="T29">-</text:span>הגולף של איליין<text:span text:style-name="T29"> ("קדחת מכרזים")</text:span>: https://youtu.be/akwSGr-9Ldc</text:p>
        </text:list-item>
        <text:list-item>
          <text:p text:style-name="P71">מכרז על צאן ובקר בסגנון ראפ: https://youtu.be/FsYFwvv-ReQ</text:p>
        </text:list-item>
        <text:list-item>
          <text:p text:style-name="P72">הסרט הבא <text:span text:style-name="T159">מראה כמה זה חשוב לשים לב לתמריצים - גם כשמתכננים תחרויות ספורט. <text:s/></text:span>באליפות העולם בבדמינטון לנשים, היה משחק בין דרום-קוריאה לסין, ונוצר מצב שבו לשתי הקבוצות היה תמריץ להפסיד - כדי לקבל מתחרה קלה יותר בסיבוב הבא. הן אכן השתדלו להפסיד - <text:span text:style-name="T160">וזה מאד עיצבן את הצופים </text:span>ומארגני התחרות<text:span text:style-name="T160">! </text:span>https://youtu.be/7mq1ioqiWEo </text:p>
        </text:list-item>
      </text:list>
      <text:p text:style-name="P61">מאמרים להרחבה ולמטלת רשות</text:p>
      <text:list xml:id="list2837713644515877834" text:style-name="L12">
        <text:list-item>
          <text:p text:style-name="P95"><text:span text:style-name="T20">S. Li (2017): </text:span><text:span text:style-name="T21">"</text:span><text:a xlink:type="simple" xlink:href="https://www.aeaweb.org/articles?id=10.1257/aer.20160425" text:style-name="Internet_20_link" text:visited-style-name="Visited_20_Internet_20_Link"><text:span text:style-name="T22">Obviously strategy-proof mechanisms‏</text:span></text:a><text:span text:style-name="T21">"</text:span></text:p>
        </text:list-item>
        <text:list-item>
          <text:p text:style-name="P96"><text:span text:style-name="T23">Ausubel, Milgrom (2006): </text:span><text:bookmark text:name="a3LHlI-5IX0J"/><text:span text:style-name="T23">"</text:span><text:a xlink:type="simple" xlink:href="https://www.researchgate.net/profile/Paul_Milgrom/publication/247926036_The_Lovely_but_Lonely_Vickrey_Auction/links/54bdcfe10cf27c8f2814ce6e/The-Lovely-but-Lonely-Vickrey-Auction.pdf" text:style-name="Internet_20_link" text:visited-style-name="Visited_20_Internet_20_Link"><text:span text:style-name="T21">The lovely but lonely Vickrey auction‏</text:span></text:a><text:span text:style-name="T21">"</text:span></text:p>
        </text:list-item>
        <text:list-item>
          <text:p text:style-name="P96"><text:bookmark text:name="FZKlRWKnrlQJ"/><text:span text:style-name="T23">Varian, Harris (2014): "</text:span><text:a xlink:type="simple" xlink:href="https://www.aeaweb.org/articles?id=10.1257/aer.104.5.442" text:style-name="Internet_20_link" text:visited-style-name="Visited_20_Internet_20_Link"><text:span text:style-name="T21">The VCG auction in theory and practice‏</text:span></text:a><text:span text:style-name="T23">"</text:span></text:p>
        </text:list-item>
        <text:list-item>
          <text:p text:style-name="P82"><text:span text:style-name="T23">H Nurmi, A Salomaa </text:span><text:span text:style-name="T24"> (1993): "</text:span><text:bookmark text:name="7frN5WsLTBwJ"/><text:a xlink:type="simple" xlink:href="https://link.springer.com/article/10.1007/BF01384489" text:style-name="Internet_20_link" text:visited-style-name="Visited_20_Internet_20_Link"><text:span text:style-name="T23">Cryptographic protocols for </text:span></text:a><text:a xlink:type="simple" xlink:href="https://link.springer.com/article/10.1007/BF01384489" text:style-name="Internet_20_link" text:visited-style-name="Visited_20_Internet_20_Link"><text:span text:style-name="T26">Vickrey </text:span></text:a><text:a xlink:type="simple" xlink:href="https://link.springer.com/article/10.1007/BF01384489" text:style-name="Internet_20_link" text:visited-style-name="Visited_20_Internet_20_Link"><text:span text:style-name="T23">auctions‏</text:span></text:a><text:a xlink:type="simple" xlink:href="https://link.springer.com/article/10.1007/BF01384489" text:style-name="Internet_20_link" text:visited-style-name="Visited_20_Internet_20_Link"><text:span text:style-name="T24">"</text:span></text:a></text:p>
        </text:list-item>
        <text:list-item>
          <text:p text:style-name="P83"><text:span text:style-name="T24">A Ghosh, A Roth - </text:span><text:span text:style-name="T25"><text:s/>(2015): "</text:span><text:a xlink:type="simple" xlink:href="https://www.sciencedirect.com/science/article/pii/S0899825613000961" text:style-name="Internet_20_link" text:visited-style-name="Visited_20_Internet_20_Link"><text:span text:style-name="T24">Selling </text:span></text:a><text:a xlink:type="simple" xlink:href="https://www.sciencedirect.com/science/article/pii/S0899825613000961" text:style-name="Internet_20_link" text:visited-style-name="Visited_20_Internet_20_Link"><text:span text:style-name="T27">privacy </text:span></text:a><text:a xlink:type="simple" xlink:href="https://www.sciencedirect.com/science/article/pii/S0899825613000961" text:style-name="Internet_20_link" text:visited-style-name="Visited_20_Internet_20_Link"><text:span text:style-name="T24">at auction</text:span></text:a><text:span text:style-name="T25">"</text:span></text:p>
          <text:p text:style-name="P98"/>
        </text:list-item>
      </text:list>
      <text:p text:style-name="P97"/>
      <text:p text:style-name="P66"/>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9-02-07T13:18:26.809203117</dc:date>
    <meta:editing-duration>P16DT7H27M24S</meta:editing-duration>
    <meta:editing-cycles>1627</meta:editing-cycles>
    <meta:document-statistic meta:table-count="0" meta:image-count="0" meta:object-count="0" meta:page-count="7" meta:paragraph-count="148" meta:word-count="2414" meta:character-count="13012" meta:non-whitespace-character-count="10648"/>
  </office:meta>
</office:document-meta>
</file>